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 office:value-type="string" calcext:value-type="string">
            <text:p>Launch deg lat Launch deg long NonRotating FPA = -90 deg, Azimuth = 90 de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113409035147" calcext:value-type="float">
            <text:p>847.1134090351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113409035147" calcext:value-type="float">
            <text:p>847.113409035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113409035147" calcext:value-type="float">
            <text:p>847.113409035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113409035147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59227169004" calcext:value-type="float">
            <text:p>3054.59227169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54.59227169004" calcext:value-type="float">
            <text:p>3054.5922716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54.59227169004" calcext:value-type="float">
            <text:p>3054.5922716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54.59227169004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7668449" calcext:value-type="float">
            <text:p>1216.8026766845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16.80267668449" calcext:value-type="float">
            <text:p>1216.802676684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16.80267668449" calcext:value-type="float">
            <text:p>1216.8026766845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16.80267668449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0980491570601864" calcext:value-type="float">
            <text:p>0.0009804916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00980491570601864" calcext:value-type="float">
            <text:p>0.00098049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0980491570601864" calcext:value-type="float">
            <text:p>0.00098049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00980491570601864" calcext:value-type="float">
            <text:p>-9.80E-004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0353553838491231" calcext:value-type="float">
            <text:p>0.0035355384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0353553838491231" calcext:value-type="float">
            <text:p>0.003535538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353553838491231" calcext:value-type="float">
            <text:p>0.0035355384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0353553838491231" calcext:value-type="float">
            <text:p>-3.54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40838848122333" calcext:value-type="float">
            <text:p>0.0014083885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0140838848122333" calcext:value-type="float">
            <text:p>0.001408388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140838848122333" calcext:value-type="float">
            <text:p>0.001408388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140838848122333" calcext:value-type="float">
            <text:p>-1.41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113409035147" calcext:value-type="float">
            <text:p>847.1134090351</text:p>
          </table:table-cell>
          <table:table-cell/>
          <table:table-cell table:style-name="ce3" office:value-type="float" office:value="847.113409035147" calcext:value-type="float">
            <text:p>847.11340903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13686837721616" calcext:value-type="float">
            <text:p>1.1368683772161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113409035147" calcext:value-type="float">
            <text:p>847.113409035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113409035147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59227169004" calcext:value-type="float">
            <text:p>3054.59227169</text:p>
          </table:table-cell>
          <table:table-cell/>
          <table:table-cell table:style-name="ce3" office:value-type="float" office:value="3054.59227169004" calcext:value-type="float">
            <text:p>3054.5922716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054.59227169004" calcext:value-type="float">
            <text:p>3054.5922716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054.59227169004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67668449" calcext:value-type="float">
            <text:p>1216.8026766845</text:p>
          </table:table-cell>
          <table:table-cell/>
          <table:table-cell table:style-name="ce3" office:value-type="float" office:value="1216.80267668449" calcext:value-type="float">
            <text:p>1216.80267668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16.80267668449" calcext:value-type="float">
            <text:p>1216.8026766845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16.80267668449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0980491570601864" calcext:value-type="float">
            <text:p>0.0009804916</text:p>
          </table:table-cell>
          <table:table-cell/>
          <table:table-cell table:style-name="ce3" office:value-type="float" office:value="0.000980491570601864" calcext:value-type="float">
            <text:p>0.000980491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.16840434497101E-019" calcext:value-type="float">
            <text:p>2.16840434497101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000980491570601861" calcext:value-type="float">
            <text:p>0.00098049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000980491570601861" calcext:value-type="float">
            <text:p>-9.80E-004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53553838491231" calcext:value-type="float">
            <text:p>0.0035355384</text:p>
          </table:table-cell>
          <table:table-cell/>
          <table:table-cell table:style-name="ce3" office:value-type="float" office:value="0.00353553838491231" calcext:value-type="float">
            <text:p>0.003535538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0035355383849123" calcext:value-type="float">
            <text:p>0.0035355384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0035355383849123" calcext:value-type="float">
            <text:p>-3.54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140838848122333" calcext:value-type="float">
            <text:p>0.0014083885</text:p>
          </table:table-cell>
          <table:table-cell/>
          <table:table-cell table:style-name="ce3" office:value-type="float" office:value="0.00140838848122333" calcext:value-type="float">
            <text:p>0.001408388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.16840434497101E-019" calcext:value-type="float">
            <text:p>2.16840434497101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140838848122332" calcext:value-type="float">
            <text:p>0.0014083885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00140838848122332" calcext:value-type="float">
            <text:p>-1.41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113409035147" calcext:value-type="float">
            <text:p>847.1134090351</text:p>
          </table:table-cell>
          <table:table-cell/>
          <table:table-cell table:style-name="ce3" office:value-type="float" office:value="847.113409035147" calcext:value-type="float">
            <text:p>847.11340903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13686837721616" calcext:value-type="float">
            <text:p>1.1368683772161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113409035147" calcext:value-type="float">
            <text:p>847.1134090351</text:p>
          </table:table-cell>
          <table:table-cell/>
          <table:table-cell table:style-name="ce4" table:formula="of:=[.F21]" office:value-type="float" office:value="847.113409035147" calcext:value-type="float">
            <text:p>847.1134090351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59227169004" calcext:value-type="float">
            <text:p>3054.59227169</text:p>
          </table:table-cell>
          <table:table-cell/>
          <table:table-cell table:style-name="ce3" office:value-type="float" office:value="3054.59227169004" calcext:value-type="float">
            <text:p>3054.5922716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054.59227169004" calcext:value-type="float">
            <text:p>3054.59227169</text:p>
          </table:table-cell>
          <table:table-cell/>
          <table:table-cell table:style-name="ce4" table:formula="of:=[.F22]" office:value-type="float" office:value="3054.59227169004" calcext:value-type="float">
            <text:p>3054.59227169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67668449" calcext:value-type="float">
            <text:p>1216.8026766845</text:p>
          </table:table-cell>
          <table:table-cell/>
          <table:table-cell table:style-name="ce3" office:value-type="float" office:value="1216.80267668449" calcext:value-type="float">
            <text:p>1216.80267668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16.80267668449" calcext:value-type="float">
            <text:p>1216.8026766845</text:p>
          </table:table-cell>
          <table:table-cell/>
          <table:table-cell table:style-name="ce4" table:formula="of:=[.F23]" office:value-type="float" office:value="1216.80267668449" calcext:value-type="float">
            <text:p>1216.8026766845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0980491570601864" calcext:value-type="float">
            <text:p>0.0009804916</text:p>
          </table:table-cell>
          <table:table-cell/>
          <table:table-cell table:style-name="ce3" office:value-type="float" office:value="0.000980491570601861" calcext:value-type="float">
            <text:p>0.000980491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.03576608295941E-018" calcext:value-type="float">
            <text:p>3.03576608295941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0980491570601861" calcext:value-type="float">
            <text:p>0.0009804916</text:p>
          </table:table-cell>
          <table:table-cell/>
          <table:table-cell table:style-name="ce4" table:formula="of:=[.F24]" office:value-type="float" office:value="0.000980491570601864" calcext:value-type="float">
            <text:p>0.0009804916</text:p>
          </table:table-cell>
          <table:table-cell/>
          <table:table-cell table:formula="of:=[.M36]/[.O36]" office:value-type="float" office:value="0.999999999999997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53553838491231" calcext:value-type="float">
            <text:p>0.0035355384</text:p>
          </table:table-cell>
          <table:table-cell/>
          <table:table-cell table:style-name="ce3" office:value-type="float" office:value="0.0035355383849123" calcext:value-type="float">
            <text:p>0.003535538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9.97465998686664E-018" calcext:value-type="float">
            <text:p>9.97465998686664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035355383849123" calcext:value-type="float">
            <text:p>0.0035355384</text:p>
          </table:table-cell>
          <table:table-cell/>
          <table:table-cell table:style-name="ce4" table:formula="of:=[.F25]" office:value-type="float" office:value="0.00353553838491231" calcext:value-type="float">
            <text:p>0.0035355384</text:p>
          </table:table-cell>
          <table:table-cell/>
          <table:table-cell table:formula="of:=[.M37]/[.O37]" office:value-type="float" office:value="0.999999999999997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140838848122333" calcext:value-type="float">
            <text:p>0.0014083885</text:p>
          </table:table-cell>
          <table:table-cell/>
          <table:table-cell table:style-name="ce3" office:value-type="float" office:value="0.00140838848122332" calcext:value-type="float">
            <text:p>0.001408388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.16840434497101E-018" calcext:value-type="float">
            <text:p>2.16840434497101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140838848122332" calcext:value-type="float">
            <text:p>0.0014083885</text:p>
          </table:table-cell>
          <table:table-cell/>
          <table:table-cell table:style-name="ce4" table:formula="of:=[.F26]" office:value-type="float" office:value="0.00140838848122333" calcext:value-type="float">
            <text:p>0.0014083885</text:p>
          </table:table-cell>
          <table:table-cell/>
          <table:table-cell table:formula="of:=[.M38]/[.O38]" office:value-type="float" office:value="0.999999999999993" calcext:value-type="float">
            <text:p>1</text:p>
          </table:table-cell>
          <table:table-cell table:formula="of:=[.M38]-[.O38]" office:value-type="float" office:value="-9.97465998686664E-018" calcext:value-type="float">
            <text:p>-9.97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113409035147" calcext:value-type="float">
            <text:p>847.1134090351</text:p>
          </table:table-cell>
          <table:table-cell/>
          <table:table-cell table:style-name="ce3" office:value-type="float" office:value="847.113409035147" calcext:value-type="float">
            <text:p>847.1134090351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113409035147" calcext:value-type="float">
            <text:p>847.1134090351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113409035147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59227169004" calcext:value-type="float">
            <text:p>3054.59227169</text:p>
          </table:table-cell>
          <table:table-cell/>
          <table:table-cell table:style-name="ce3" office:value-type="float" office:value="3054.59227169004" calcext:value-type="float">
            <text:p>3054.59227169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054.59227169004" calcext:value-type="float">
            <text:p>3054.5922716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054.59227169004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67668449" calcext:value-type="float">
            <text:p>1216.8026766845</text:p>
          </table:table-cell>
          <table:table-cell/>
          <table:table-cell table:style-name="ce3" office:value-type="float" office:value="1216.80267668449" calcext:value-type="float">
            <text:p>1216.8026766845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16.80267668449" calcext:value-type="float">
            <text:p>1216.8026766845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16.80267668449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0980491570601864" calcext:value-type="float">
            <text:p>0.0009804916</text:p>
          </table:table-cell>
          <table:table-cell/>
          <table:table-cell table:style-name="ce3" office:value-type="float" office:value="0.000980491570601864" calcext:value-type="float">
            <text:p>0.0009804916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000980491570601864" calcext:value-type="float">
            <text:p>0.000980491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000980491570601864" calcext:value-type="float">
            <text:p>-9.80E-004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53553838491231" calcext:value-type="float">
            <text:p>0.0035355384</text:p>
          </table:table-cell>
          <table:table-cell/>
          <table:table-cell table:style-name="ce3" office:value-type="float" office:value="0.00353553838491231" calcext:value-type="float">
            <text:p>0.0035355384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00353553838491231" calcext:value-type="float">
            <text:p>0.0035355384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00353553838491231" calcext:value-type="float">
            <text:p>-3.54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140838848122333" calcext:value-type="float">
            <text:p>0.0014083885</text:p>
          </table:table-cell>
          <table:table-cell/>
          <table:table-cell table:style-name="ce3" office:value-type="float" office:value="0.00140838848122333" calcext:value-type="float">
            <text:p>0.0014083885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140838848122333" calcext:value-type="float">
            <text:p>0.001408388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140838848122333" calcext:value-type="float">
            <text:p>-1.41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113409035147" calcext:value-type="float">
            <text:p>847.1134090351</text:p>
          </table:table-cell>
          <table:table-cell/>
          <table:table-cell table:style-name="ce4" table:formula="of:=[.F33]" office:value-type="float" office:value="847.113409035147" calcext:value-type="float">
            <text:p>847.1134090351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54.59227169004" calcext:value-type="float">
            <text:p>3054.59227169</text:p>
          </table:table-cell>
          <table:table-cell/>
          <table:table-cell table:style-name="ce4" table:formula="of:=[.F34]" office:value-type="float" office:value="3054.59227169004" calcext:value-type="float">
            <text:p>3054.59227169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267668449" calcext:value-type="float">
            <text:p>1216.8026766845</text:p>
          </table:table-cell>
          <table:table-cell/>
          <table:table-cell table:style-name="ce4" table:formula="of:=[.F35]" office:value-type="float" office:value="1216.80267668449" calcext:value-type="float">
            <text:p>1216.8026766845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0980491570601864" calcext:value-type="float">
            <text:p>0.0009804916</text:p>
          </table:table-cell>
          <table:table-cell/>
          <table:table-cell table:style-name="ce4" table:formula="of:=[.F36]" office:value-type="float" office:value="0.000980491570601861" calcext:value-type="float">
            <text:p>0.0009804916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353553838491231" calcext:value-type="float">
            <text:p>0.0035355384</text:p>
          </table:table-cell>
          <table:table-cell/>
          <table:table-cell table:style-name="ce4" table:formula="of:=[.F37]" office:value-type="float" office:value="0.0035355383849123" calcext:value-type="float">
            <text:p>0.0035355384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140838848122333" calcext:value-type="float">
            <text:p>0.0014083885</text:p>
          </table:table-cell>
          <table:table-cell/>
          <table:table-cell table:style-name="ce4" table:formula="of:=[.F38]" office:value-type="float" office:value="0.00140838848122332" calcext:value-type="float">
            <text:p>0.0014083885</text:p>
          </table:table-cell>
          <table:table-cell/>
          <table:table-cell table:formula="of:=[.M62]/[.O62]" office:value-type="float" office:value="1.00000000000001" calcext:value-type="float">
            <text:p>1</text:p>
          </table:table-cell>
          <table:table-cell table:formula="of:=[.M62]-[.O62]" office:value-type="float" office:value="9.97465998686664E-018" calcext:value-type="float">
            <text:p>9.97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113409035147" calcext:value-type="float">
            <text:p>847.1134090351</text:p>
          </table:table-cell>
          <table:table-cell/>
          <table:table-cell table:style-name="ce4" table:formula="of:=[.F21]" office:value-type="float" office:value="847.113409035147" calcext:value-type="float">
            <text:p>847.1134090351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54.59227169004" calcext:value-type="float">
            <text:p>3054.59227169</text:p>
          </table:table-cell>
          <table:table-cell/>
          <table:table-cell table:style-name="ce4" table:formula="of:=[.F22]" office:value-type="float" office:value="3054.59227169004" calcext:value-type="float">
            <text:p>3054.59227169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267668449" calcext:value-type="float">
            <text:p>1216.8026766845</text:p>
          </table:table-cell>
          <table:table-cell/>
          <table:table-cell table:style-name="ce4" table:formula="of:=[.F23]" office:value-type="float" office:value="1216.80267668449" calcext:value-type="float">
            <text:p>1216.8026766845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0980491570601864" calcext:value-type="float">
            <text:p>0.0009804916</text:p>
          </table:table-cell>
          <table:table-cell/>
          <table:table-cell table:style-name="ce4" table:formula="of:=[.F24]" office:value-type="float" office:value="0.000980491570601864" calcext:value-type="float">
            <text:p>0.0009804916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353553838491231" calcext:value-type="float">
            <text:p>0.0035355384</text:p>
          </table:table-cell>
          <table:table-cell/>
          <table:table-cell table:style-name="ce4" table:formula="of:=[.F25]" office:value-type="float" office:value="0.00353553838491231" calcext:value-type="float">
            <text:p>0.0035355384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140838848122333" calcext:value-type="float">
            <text:p>0.0014083885</text:p>
          </table:table-cell>
          <table:table-cell/>
          <table:table-cell table:style-name="ce4" table:formula="of:=[.F26]" office:value-type="float" office:value="0.00140838848122333" calcext:value-type="float">
            <text:p>0.0014083885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6.248499126591" calcext:value-type="float">
            <text:p>866.2484991266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66.248499126591" calcext:value-type="float">
            <text:p>866.248499126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6.248493432276" calcext:value-type="float">
            <text:p>866.248493432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66.248493432276" calcext:value-type="float">
            <text:p>-8.6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3.59117748943" calcext:value-type="float">
            <text:p>3123.5911774894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3.59117748943" calcext:value-type="float">
            <text:p>3123.591177489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3.5911569564" calcext:value-type="float">
            <text:p>3123.591156956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3.5911569564" calcext:value-type="float">
            <text:p>-3.1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28852284573" calcext:value-type="float">
            <text:p>1244.2885228457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28852284573" calcext:value-type="float">
            <text:p>1244.288522845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28851466636" calcext:value-type="float">
            <text:p>1244.288514666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28851466636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585814263833396" calcext:value-type="float">
            <text:p>0.5858142638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585814263833396" calcext:value-type="float">
            <text:p>0.585814263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585814355892602" calcext:value-type="float">
            <text:p>0.585814355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585814355892602" calcext:value-type="float">
            <text:p>-5.8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11237799315374" calcext:value-type="float">
            <text:p>2.1123779932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11237799315374" calcext:value-type="float">
            <text:p>2.112377993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11237832510851" calcext:value-type="float">
            <text:p>2.112378325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11237832510851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1469815811702" calcext:value-type="float">
            <text:p>0.8414698158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1469815811702" calcext:value-type="float">
            <text:p>0.841469815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1469948046521" calcext:value-type="float">
            <text:p>0.84146994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1469948046521" calcext:value-type="float">
            <text:p>-8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591" calcext:value-type="float">
            <text:p>866.2484991266</text:p>
          </table:table-cell>
          <table:table-cell/>
          <table:table-cell table:style-name="ce3" office:value-type="float" office:value="866.248493432276" calcext:value-type="float">
            <text:p>866.2484934323</text:p>
          </table:table-cell>
          <table:table-cell/>
          <table:table-cell table:style-name="ce3" office:value-type="float" office:value="1.00000000657353" calcext:value-type="float">
            <text:p>1.0000000066</text:p>
          </table:table-cell>
          <table:table-cell table:style-name="ce3" office:value-type="float" office:value="0.00000569431449548574" calcext:value-type="float">
            <text:p>5.69431449548574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6.248501156831" calcext:value-type="float">
            <text:p>866.2485011568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66.248501156831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8943" calcext:value-type="float">
            <text:p>3123.5911774894</text:p>
          </table:table-cell>
          <table:table-cell/>
          <table:table-cell table:style-name="ce3" office:value-type="float" office:value="3123.5911569564" calcext:value-type="float">
            <text:p>3123.5911569564</text:p>
          </table:table-cell>
          <table:table-cell/>
          <table:table-cell table:style-name="ce3" office:value-type="float" office:value="1.00000000657353" calcext:value-type="float">
            <text:p>1.0000000066</text:p>
          </table:table-cell>
          <table:table-cell table:style-name="ce3" office:value-type="float" office:value="0.0000205330352400779" calcext:value-type="float">
            <text:p>0.00002053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3.59118481024" calcext:value-type="float">
            <text:p>3123.591184810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3.59118481024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573" calcext:value-type="float">
            <text:p>1244.2885228457</text:p>
          </table:table-cell>
          <table:table-cell/>
          <table:table-cell table:style-name="ce3" office:value-type="float" office:value="1244.28851466636" calcext:value-type="float">
            <text:p>1244.2885146664</text:p>
          </table:table-cell>
          <table:table-cell/>
          <table:table-cell table:style-name="ce3" office:value-type="float" office:value="1.00000000657353" calcext:value-type="float">
            <text:p>1.0000000066</text:p>
          </table:table-cell>
          <table:table-cell table:style-name="ce3" office:value-type="float" office:value="0.00000817937393549073" calcext:value-type="float">
            <text:p>8.17937393549073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28852576199" calcext:value-type="float">
            <text:p>1244.28852576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28852576199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33396" calcext:value-type="float">
            <text:p>0.5858142638</text:p>
          </table:table-cell>
          <table:table-cell/>
          <table:table-cell table:style-name="ce3" office:value-type="float" office:value="0.585814355892602" calcext:value-type="float">
            <text:p>0.5858143559</text:p>
          </table:table-cell>
          <table:table-cell/>
          <table:table-cell table:style-name="ce3" office:value-type="float" office:value="0.999999842852596" calcext:value-type="float">
            <text:p>0.9999998429</text:p>
          </table:table-cell>
          <table:table-cell table:style-name="ce3" office:value-type="float" office:value="-0.000000092059205369921" calcext:value-type="float">
            <text:p>-9.2059205369921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585814232350157" calcext:value-type="float">
            <text:p>0.5858142324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585814232350157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15374" calcext:value-type="float">
            <text:p>2.1123779932</text:p>
          </table:table-cell>
          <table:table-cell/>
          <table:table-cell table:style-name="ce3" office:value-type="float" office:value="2.11237832510851" calcext:value-type="float">
            <text:p>2.1123783251</text:p>
          </table:table-cell>
          <table:table-cell/>
          <table:table-cell table:style-name="ce3" office:value-type="float" office:value="0.999999842852596" calcext:value-type="float">
            <text:p>0.9999998429</text:p>
          </table:table-cell>
          <table:table-cell table:style-name="ce3" office:value-type="float" office:value="-0.000000331954770338427" calcext:value-type="float">
            <text:p>-0.00000033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11237787962884" calcext:value-type="float">
            <text:p>2.112377879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11237787962884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11702" calcext:value-type="float">
            <text:p>0.8414698158</text:p>
          </table:table-cell>
          <table:table-cell/>
          <table:table-cell table:style-name="ce3" office:value-type="float" office:value="0.841469948046521" calcext:value-type="float">
            <text:p>0.841469948</text:p>
          </table:table-cell>
          <table:table-cell/>
          <table:table-cell table:style-name="ce3" office:value-type="float" office:value="0.999999842852596" calcext:value-type="float">
            <text:p>0.9999998429</text:p>
          </table:table-cell>
          <table:table-cell table:style-name="ce3" office:value-type="float" office:value="-0.000000132234818095434" calcext:value-type="float">
            <text:p>-1.32234818095434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1469770588843" calcext:value-type="float">
            <text:p>0.8414697706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1469770588843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56843418860808" calcext:value-type="float">
            <text:p>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591" calcext:value-type="float">
            <text:p>866.2484991266</text:p>
          </table:table-cell>
          <table:table-cell/>
          <table:table-cell table:style-name="ce3" office:value-type="float" office:value="866.248501156831" calcext:value-type="float">
            <text:p>866.2485011568</text:p>
          </table:table-cell>
          <table:table-cell/>
          <table:table-cell table:style-name="ce3" office:value-type="float" office:value="0.999999997656285" calcext:value-type="float">
            <text:p>0.9999999977</text:p>
          </table:table-cell>
          <table:table-cell table:style-name="ce3" office:value-type="float" office:value="-0.00000203024001166341" calcext:value-type="float">
            <text:p>-2.03024001166341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66.248501156831" calcext:value-type="float">
            <text:p>866.2485011568</text:p>
          </table:table-cell>
          <table:table-cell/>
          <table:table-cell table:style-name="ce4" table:formula="of:=[.F21]" office:value-type="float" office:value="866.248493432276" calcext:value-type="float">
            <text:p>866.2484934323</text:p>
          </table:table-cell>
          <table:table-cell/>
          <table:table-cell table:formula="of:=[.M33]/[.O33]" office:value-type="float" office:value="1.00000000891725" calcext:value-type="float">
            <text:p>1.0000000089</text:p>
          </table:table-cell>
          <table:table-cell table:formula="of:=[.M33]-[.O33]" office:value-type="float" office:value="0.00000772455507558334" calcext:value-type="float">
            <text:p>7.7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8943" calcext:value-type="float">
            <text:p>3123.5911774894</text:p>
          </table:table-cell>
          <table:table-cell/>
          <table:table-cell table:style-name="ce3" office:value-type="float" office:value="3123.59118481024" calcext:value-type="float">
            <text:p>3123.5911848102</text:p>
          </table:table-cell>
          <table:table-cell/>
          <table:table-cell table:style-name="ce3" office:value-type="float" office:value="0.999999997656285" calcext:value-type="float">
            <text:p>0.9999999977</text:p>
          </table:table-cell>
          <table:table-cell table:style-name="ce3" office:value-type="float" office:value="-0.00000732080843590666" calcext:value-type="float">
            <text:p>-7.32080843590666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3.59118481024" calcext:value-type="float">
            <text:p>3123.5911848102</text:p>
          </table:table-cell>
          <table:table-cell/>
          <table:table-cell table:style-name="ce4" table:formula="of:=[.F22]" office:value-type="float" office:value="3123.5911569564" calcext:value-type="float">
            <text:p>3123.5911569564</text:p>
          </table:table-cell>
          <table:table-cell/>
          <table:table-cell table:formula="of:=[.M34]/[.O34]" office:value-type="float" office:value="1.00000000891725" calcext:value-type="float">
            <text:p>1.0000000089</text:p>
          </table:table-cell>
          <table:table-cell table:formula="of:=[.M34]-[.O34]" office:value-type="float" office:value="0.0000278538400380057" calcext:value-type="float">
            <text:p>2.79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573" calcext:value-type="float">
            <text:p>1244.2885228457</text:p>
          </table:table-cell>
          <table:table-cell/>
          <table:table-cell table:style-name="ce3" office:value-type="float" office:value="1244.28852576199" calcext:value-type="float">
            <text:p>1244.288525762</text:p>
          </table:table-cell>
          <table:table-cell/>
          <table:table-cell table:style-name="ce3" office:value-type="float" office:value="0.999999997656284" calcext:value-type="float">
            <text:p>0.9999999977</text:p>
          </table:table-cell>
          <table:table-cell table:style-name="ce3" office:value-type="float" office:value="-0.00000291625838144682" calcext:value-type="float">
            <text:p>-2.91625838144682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28852576199" calcext:value-type="float">
            <text:p>1244.288525762</text:p>
          </table:table-cell>
          <table:table-cell/>
          <table:table-cell table:style-name="ce4" table:formula="of:=[.F23]" office:value-type="float" office:value="1244.28851466636" calcext:value-type="float">
            <text:p>1244.2885146664</text:p>
          </table:table-cell>
          <table:table-cell/>
          <table:table-cell table:formula="of:=[.M35]/[.O35]" office:value-type="float" office:value="1.00000000891725" calcext:value-type="float">
            <text:p>1.0000000089</text:p>
          </table:table-cell>
          <table:table-cell table:formula="of:=[.M35]-[.O35]" office:value-type="float" office:value="0.0000110956300432008" calcext:value-type="float">
            <text:p>1.11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33396" calcext:value-type="float">
            <text:p>0.5858142638</text:p>
          </table:table-cell>
          <table:table-cell/>
          <table:table-cell table:style-name="ce3" office:value-type="float" office:value="0.585814232350157" calcext:value-type="float">
            <text:p>0.5858142324</text:p>
          </table:table-cell>
          <table:table-cell/>
          <table:table-cell table:style-name="ce3" office:value-type="float" office:value="1.0000000537427" calcext:value-type="float">
            <text:p>1.0000000537</text:p>
          </table:table-cell>
          <table:table-cell table:style-name="ce3" office:value-type="float" office:value="0.0000000314832393488729" calcext:value-type="float">
            <text:p>3.14832393488729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585814232350157" calcext:value-type="float">
            <text:p>0.5858142324</text:p>
          </table:table-cell>
          <table:table-cell/>
          <table:table-cell table:style-name="ce4" table:formula="of:=[.F24]" office:value-type="float" office:value="0.585814355892602" calcext:value-type="float">
            <text:p>0.5858143559</text:p>
          </table:table-cell>
          <table:table-cell/>
          <table:table-cell table:formula="of:=[.M36]/[.O36]" office:value-type="float" office:value="0.999999789109905" calcext:value-type="float">
            <text:p>0.9999997891</text:p>
          </table:table-cell>
          <table:table-cell table:formula="of:=[.M36]-[.O36]" office:value-type="float" office:value="-0.000000123542444940838" calcext:value-type="float">
            <text:p>-1.2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15374" calcext:value-type="float">
            <text:p>2.1123779932</text:p>
          </table:table-cell>
          <table:table-cell/>
          <table:table-cell table:style-name="ce3" office:value-type="float" office:value="2.11237787962884" calcext:value-type="float">
            <text:p>2.1123778796</text:p>
          </table:table-cell>
          <table:table-cell/>
          <table:table-cell table:style-name="ce3" office:value-type="float" office:value="1.0000000537427" calcext:value-type="float">
            <text:p>1.0000000537</text:p>
          </table:table-cell>
          <table:table-cell table:style-name="ce3" office:value-type="float" office:value="0.000000113524893929906" calcext:value-type="float">
            <text:p>1.13524893929906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11237787962884" calcext:value-type="float">
            <text:p>2.1123778796</text:p>
          </table:table-cell>
          <table:table-cell/>
          <table:table-cell table:style-name="ce4" table:formula="of:=[.F25]" office:value-type="float" office:value="2.11237832510851" calcext:value-type="float">
            <text:p>2.1123783251</text:p>
          </table:table-cell>
          <table:table-cell/>
          <table:table-cell table:formula="of:=[.M37]/[.O37]" office:value-type="float" office:value="0.999999789109903" calcext:value-type="float">
            <text:p>0.9999997891</text:p>
          </table:table-cell>
          <table:table-cell table:formula="of:=[.M37]-[.O37]" office:value-type="float" office:value="-0.000000445479670041493" calcext:value-type="float">
            <text:p>-4.4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11702" calcext:value-type="float">
            <text:p>0.8414698158</text:p>
          </table:table-cell>
          <table:table-cell/>
          <table:table-cell table:style-name="ce3" office:value-type="float" office:value="0.841469770588843" calcext:value-type="float">
            <text:p>0.8414697706</text:p>
          </table:table-cell>
          <table:table-cell/>
          <table:table-cell table:style-name="ce3" office:value-type="float" office:value="1.0000000537427" calcext:value-type="float">
            <text:p>1.0000000537</text:p>
          </table:table-cell>
          <table:table-cell table:style-name="ce3" office:value-type="float" office:value="0.0000000452228590130943" calcext:value-type="float">
            <text:p>4.52228590130943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1469770588843" calcext:value-type="float">
            <text:p>0.8414697706</text:p>
          </table:table-cell>
          <table:table-cell/>
          <table:table-cell table:style-name="ce4" table:formula="of:=[.F26]" office:value-type="float" office:value="0.841469948046521" calcext:value-type="float">
            <text:p>0.841469948</text:p>
          </table:table-cell>
          <table:table-cell/>
          <table:table-cell table:formula="of:=[.M38]/[.O38]" office:value-type="float" office:value="0.999999789109904" calcext:value-type="float">
            <text:p>0.9999997891</text:p>
          </table:table-cell>
          <table:table-cell table:formula="of:=[.M38]-[.O38]" office:value-type="float" office:value="-0.000000177457677996706" calcext:value-type="float">
            <text:p>-1.77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591" calcext:value-type="float">
            <text:p>866.2484991266</text:p>
          </table:table-cell>
          <table:table-cell/>
          <table:table-cell table:style-name="ce3" office:value-type="float" office:value="866.248499127669" calcext:value-type="float">
            <text:p>866.2484991277</text:p>
          </table:table-cell>
          <table:table-cell/>
          <table:table-cell table:style-name="ce3" office:value-type="float" office:value="0.999999999998755" calcext:value-type="float">
            <text:p>1</text:p>
          </table:table-cell>
          <table:table-cell table:style-name="ce3" office:value-type="float" office:value="-0.00000000107866071630269" calcext:value-type="float">
            <text:p>-1.07866071630269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66.248499127669" calcext:value-type="float">
            <text:p>866.2484991277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66.248499127669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8943" calcext:value-type="float">
            <text:p>3123.5911774894</text:p>
          </table:table-cell>
          <table:table-cell/>
          <table:table-cell table:style-name="ce3" office:value-type="float" office:value="3123.59117749332" calcext:value-type="float">
            <text:p>3123.5911774933</text:p>
          </table:table-cell>
          <table:table-cell/>
          <table:table-cell table:style-name="ce3" office:value-type="float" office:value="0.999999999998755" calcext:value-type="float">
            <text:p>1</text:p>
          </table:table-cell>
          <table:table-cell table:style-name="ce3" office:value-type="float" office:value="-0.00000000388899934478104" calcext:value-type="float">
            <text:p>-3.88899934478104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3.59117749332" calcext:value-type="float">
            <text:p>3123.5911774933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3.59117749332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573" calcext:value-type="float">
            <text:p>1244.2885228457</text:p>
          </table:table-cell>
          <table:table-cell/>
          <table:table-cell table:style-name="ce3" office:value-type="float" office:value="1244.28852284728" calcext:value-type="float">
            <text:p>1244.2885228473</text:p>
          </table:table-cell>
          <table:table-cell/>
          <table:table-cell table:style-name="ce3" office:value-type="float" office:value="0.999999999998754" calcext:value-type="float">
            <text:p>1</text:p>
          </table:table-cell>
          <table:table-cell table:style-name="ce3" office:value-type="float" office:value="-0.00000000155000634549651" calcext:value-type="float">
            <text:p>-1.55000634549651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28852284728" calcext:value-type="float">
            <text:p>1244.2885228473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28852284728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33396" calcext:value-type="float">
            <text:p>0.5858142638</text:p>
          </table:table-cell>
          <table:table-cell/>
          <table:table-cell table:style-name="ce3" office:value-type="float" office:value="0.585814263850492" calcext:value-type="float">
            <text:p>0.5858142639</text:p>
          </table:table-cell>
          <table:table-cell/>
          <table:table-cell table:style-name="ce3" office:value-type="float" office:value="0.999999999970817" calcext:value-type="float">
            <text:p>1</text:p>
          </table:table-cell>
          <table:table-cell table:style-name="ce3" office:value-type="float" office:value="-0.0000000000170957692446905" calcext:value-type="float">
            <text:p>-1.70957692446905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585814263850492" calcext:value-type="float">
            <text:p>0.585814263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585814263850492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15374" calcext:value-type="float">
            <text:p>2.1123779932</text:p>
          </table:table-cell>
          <table:table-cell/>
          <table:table-cell table:style-name="ce3" office:value-type="float" office:value="2.11237799321538" calcext:value-type="float">
            <text:p>2.1123779932</text:p>
          </table:table-cell>
          <table:table-cell/>
          <table:table-cell table:style-name="ce3" office:value-type="float" office:value="0.999999999970817" calcext:value-type="float">
            <text:p>1</text:p>
          </table:table-cell>
          <table:table-cell table:style-name="ce3" office:value-type="float" office:value="-0.0000000000616457995761266" calcext:value-type="float">
            <text:p>-6.16457995761266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11237799321538" calcext:value-type="float">
            <text:p>2.1123779932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11237799321538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11702" calcext:value-type="float">
            <text:p>0.8414698158</text:p>
          </table:table-cell>
          <table:table-cell/>
          <table:table-cell table:style-name="ce3" office:value-type="float" office:value="0.841469815836259" calcext:value-type="float">
            <text:p>0.8414698158</text:p>
          </table:table-cell>
          <table:table-cell/>
          <table:table-cell table:style-name="ce3" office:value-type="float" office:value="0.999999999970817" calcext:value-type="float">
            <text:p>1</text:p>
          </table:table-cell>
          <table:table-cell table:style-name="ce3" office:value-type="float" office:value="-0.0000000000245568010370789" calcext:value-type="float">
            <text:p>-2.45568010370789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1469815836259" calcext:value-type="float">
            <text:p>0.8414698158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1469815836259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7669" calcext:value-type="float">
            <text:p>866.2484991277</text:p>
          </table:table-cell>
          <table:table-cell/>
          <table:table-cell table:style-name="ce4" table:formula="of:=[.F33]" office:value-type="float" office:value="866.248501156831" calcext:value-type="float">
            <text:p>866.2485011568</text:p>
          </table:table-cell>
          <table:table-cell/>
          <table:table-cell table:formula="of:=[.M57]/[.O57]" office:value-type="float" office:value="0.999999997657529" calcext:value-type="float">
            <text:p>0.9999999977</text:p>
          </table:table-cell>
          <table:table-cell table:formula="of:=[.M57]-[.O57]" office:value-type="float" office:value="-0.00000202916203306813" calcext:value-type="float">
            <text:p>-2.0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332" calcext:value-type="float">
            <text:p>3123.5911774933</text:p>
          </table:table-cell>
          <table:table-cell/>
          <table:table-cell table:style-name="ce4" table:formula="of:=[.F34]" office:value-type="float" office:value="3123.59118481024" calcext:value-type="float">
            <text:p>3123.5911848102</text:p>
          </table:table-cell>
          <table:table-cell/>
          <table:table-cell table:formula="of:=[.M58]/[.O58]" office:value-type="float" office:value="0.999999997657529" calcext:value-type="float">
            <text:p>0.9999999977</text:p>
          </table:table-cell>
          <table:table-cell table:formula="of:=[.M58]-[.O58]" office:value-type="float" office:value="-0.00000731691989130923" calcext:value-type="float">
            <text:p>-7.32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728" calcext:value-type="float">
            <text:p>1244.2885228473</text:p>
          </table:table-cell>
          <table:table-cell/>
          <table:table-cell table:style-name="ce4" table:formula="of:=[.F35]" office:value-type="float" office:value="1244.28852576199" calcext:value-type="float">
            <text:p>1244.288525762</text:p>
          </table:table-cell>
          <table:table-cell/>
          <table:table-cell table:formula="of:=[.M59]/[.O59]" office:value-type="float" office:value="0.999999997657529" calcext:value-type="float">
            <text:p>0.9999999977</text:p>
          </table:table-cell>
          <table:table-cell table:formula="of:=[.M59]-[.O59]" office:value-type="float" office:value="-0.00000291470996671706" calcext:value-type="float">
            <text:p>-2.9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50492" calcext:value-type="float">
            <text:p>0.5858142639</text:p>
          </table:table-cell>
          <table:table-cell/>
          <table:table-cell table:style-name="ce4" table:formula="of:=[.F36]" office:value-type="float" office:value="0.585814232350157" calcext:value-type="float">
            <text:p>0.5858142324</text:p>
          </table:table-cell>
          <table:table-cell/>
          <table:table-cell table:formula="of:=[.M60]/[.O60]" office:value-type="float" office:value="1.00000005377188" calcext:value-type="float">
            <text:p>1.0000000538</text:p>
          </table:table-cell>
          <table:table-cell table:formula="of:=[.M60]-[.O60]" office:value-type="float" office:value="0.0000000315003350070953" calcext:value-type="float">
            <text:p>3.1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1538" calcext:value-type="float">
            <text:p>2.1123779932</text:p>
          </table:table-cell>
          <table:table-cell/>
          <table:table-cell table:style-name="ce4" table:formula="of:=[.F37]" office:value-type="float" office:value="2.11237787962884" calcext:value-type="float">
            <text:p>2.1123778796</text:p>
          </table:table-cell>
          <table:table-cell/>
          <table:table-cell table:formula="of:=[.M61]/[.O61]" office:value-type="float" office:value="1.00000005377189" calcext:value-type="float">
            <text:p>1.0000000538</text:p>
          </table:table-cell>
          <table:table-cell table:formula="of:=[.M61]-[.O61]" office:value-type="float" office:value="0.000000113586540173571" calcext:value-type="float">
            <text:p>1.1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36259" calcext:value-type="float">
            <text:p>0.8414698158</text:p>
          </table:table-cell>
          <table:table-cell/>
          <table:table-cell table:style-name="ce4" table:formula="of:=[.F38]" office:value-type="float" office:value="0.841469770588843" calcext:value-type="float">
            <text:p>0.8414697706</text:p>
          </table:table-cell>
          <table:table-cell/>
          <table:table-cell table:formula="of:=[.M62]/[.O62]" office:value-type="float" office:value="1.00000005377189" calcext:value-type="float">
            <text:p>1.0000000538</text:p>
          </table:table-cell>
          <table:table-cell table:formula="of:=[.M62]-[.O62]" office:value-type="float" office:value="0.0000000452474159251537" calcext:value-type="float">
            <text:p>4.5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7669" calcext:value-type="float">
            <text:p>866.2484991277</text:p>
          </table:table-cell>
          <table:table-cell/>
          <table:table-cell table:style-name="ce4" table:formula="of:=[.F21]" office:value-type="float" office:value="866.248493432276" calcext:value-type="float">
            <text:p>866.2484934323</text:p>
          </table:table-cell>
          <table:table-cell/>
          <table:table-cell table:formula="of:=[.M69]/[.O69]" office:value-type="float" office:value="1.00000000657478" calcext:value-type="float">
            <text:p>1.0000000066</text:p>
          </table:table-cell>
          <table:table-cell table:formula="of:=[.M69]-[.O69]" office:value-type="float" office:value="0.00000569539304251521" calcext:value-type="float">
            <text:p>5.70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332" calcext:value-type="float">
            <text:p>3123.5911774933</text:p>
          </table:table-cell>
          <table:table-cell/>
          <table:table-cell table:style-name="ce4" table:formula="of:=[.F22]" office:value-type="float" office:value="3123.5911569564" calcext:value-type="float">
            <text:p>3123.5911569564</text:p>
          </table:table-cell>
          <table:table-cell/>
          <table:table-cell table:formula="of:=[.M70]/[.O70]" office:value-type="float" office:value="1.00000000657478" calcext:value-type="float">
            <text:p>1.0000000066</text:p>
          </table:table-cell>
          <table:table-cell table:formula="of:=[.M70]-[.O70]" office:value-type="float" office:value="0.0000205369201466965" calcext:value-type="float">
            <text:p>2.05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728" calcext:value-type="float">
            <text:p>1244.2885228473</text:p>
          </table:table-cell>
          <table:table-cell/>
          <table:table-cell table:style-name="ce4" table:formula="of:=[.F23]" office:value-type="float" office:value="1244.28851466636" calcext:value-type="float">
            <text:p>1244.2885146664</text:p>
          </table:table-cell>
          <table:table-cell/>
          <table:table-cell table:formula="of:=[.M71]/[.O71]" office:value-type="float" office:value="1.00000000657478" calcext:value-type="float">
            <text:p>1.0000000066</text:p>
          </table:table-cell>
          <table:table-cell table:formula="of:=[.M71]-[.O71]" office:value-type="float" office:value="0.00000818092007648374" calcext:value-type="float">
            <text:p>8.1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50492" calcext:value-type="float">
            <text:p>0.5858142639</text:p>
          </table:table-cell>
          <table:table-cell/>
          <table:table-cell table:style-name="ce4" table:formula="of:=[.F24]" office:value-type="float" office:value="0.585814355892602" calcext:value-type="float">
            <text:p>0.5858143559</text:p>
          </table:table-cell>
          <table:table-cell/>
          <table:table-cell table:formula="of:=[.M72]/[.O72]" office:value-type="float" office:value="0.999999842881778" calcext:value-type="float">
            <text:p>0.9999998429</text:p>
          </table:table-cell>
          <table:table-cell table:formula="of:=[.M72]-[.O72]" office:value-type="float" office:value="-0.0000000920421099337432" calcext:value-type="float">
            <text:p>-9.2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1538" calcext:value-type="float">
            <text:p>2.1123779932</text:p>
          </table:table-cell>
          <table:table-cell/>
          <table:table-cell table:style-name="ce4" table:formula="of:=[.F25]" office:value-type="float" office:value="2.11237832510851" calcext:value-type="float">
            <text:p>2.1123783251</text:p>
          </table:table-cell>
          <table:table-cell/>
          <table:table-cell table:formula="of:=[.M73]/[.O73]" office:value-type="float" office:value="0.999999842881776" calcext:value-type="float">
            <text:p>0.9999998429</text:p>
          </table:table-cell>
          <table:table-cell table:formula="of:=[.M73]-[.O73]" office:value-type="float" office:value="-0.000000331893129867922" calcext:value-type="float">
            <text:p>-3.3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36259" calcext:value-type="float">
            <text:p>0.8414698158</text:p>
          </table:table-cell>
          <table:table-cell/>
          <table:table-cell table:style-name="ce4" table:formula="of:=[.F26]" office:value-type="float" office:value="0.841469948046521" calcext:value-type="float">
            <text:p>0.841469948</text:p>
          </table:table-cell>
          <table:table-cell/>
          <table:table-cell table:formula="of:=[.M74]/[.O74]" office:value-type="float" office:value="0.999999842881778" calcext:value-type="float">
            <text:p>0.9999998429</text:p>
          </table:table-cell>
          <table:table-cell table:formula="of:=[.M74]-[.O74]" office:value-type="float" office:value="-0.000000132210262071553" calcext:value-type="float">
            <text:p>-1.3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6.248499126757" calcext:value-type="float">
            <text:p>866.2484991268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66.248499126757" calcext:value-type="float">
            <text:p>866.248499126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6.248498937476" calcext:value-type="float">
            <text:p>866.2484989375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66.248498937476" calcext:value-type="float">
            <text:p>-8.6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3.59117749003" calcext:value-type="float">
            <text:p>3123.59117749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3.59117749003" calcext:value-type="float">
            <text:p>3123.5911774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3.5911768075" calcext:value-type="float">
            <text:p>3123.591176807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3.5911768075" calcext:value-type="float">
            <text:p>-3.1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28852284597" calcext:value-type="float">
            <text:p>1244.288522846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28852284597" calcext:value-type="float">
            <text:p>1244.28852284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28852257408" calcext:value-type="float">
            <text:p>1244.288522574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28852257408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585814263867335" calcext:value-type="float">
            <text:p>0.5858142639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585814263867335" calcext:value-type="float">
            <text:p>0.585814263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585814266919532" calcext:value-type="float">
            <text:p>0.585814266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585814266919532" calcext:value-type="float">
            <text:p>-5.8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11237799327612" calcext:value-type="float">
            <text:p>2.1123779933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11237799327612" calcext:value-type="float">
            <text:p>2.11237799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11237800428198" calcext:value-type="float">
            <text:p>2.112378004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11237800428198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1469815860453" calcext:value-type="float">
            <text:p>0.8414698159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1469815860453" calcext:value-type="float">
            <text:p>0.841469815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1469820244662" calcext:value-type="float">
            <text:p>0.8414698202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1469820244662" calcext:value-type="float">
            <text:p>-8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57" calcext:value-type="float">
            <text:p>866.2484991268</text:p>
          </table:table-cell>
          <table:table-cell/>
          <table:table-cell table:style-name="ce3" office:value-type="float" office:value="866.248498937476" calcext:value-type="float">
            <text:p>866.2484989375</text:p>
          </table:table-cell>
          <table:table-cell/>
          <table:table-cell table:style-name="ce3" office:value-type="float" office:value="1.00000000021851" calcext:value-type="float">
            <text:p>1.0000000002</text:p>
          </table:table-cell>
          <table:table-cell table:style-name="ce3" office:value-type="float" office:value="0.000000189280740414688" calcext:value-type="float">
            <text:p>1.89280740414688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6.248499163769" calcext:value-type="float">
            <text:p>866.2484991638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66.248499163769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03" calcext:value-type="float">
            <text:p>3123.59117749</text:p>
          </table:table-cell>
          <table:table-cell/>
          <table:table-cell table:style-name="ce3" office:value-type="float" office:value="3123.5911768075" calcext:value-type="float">
            <text:p>3123.5911768075</text:p>
          </table:table-cell>
          <table:table-cell/>
          <table:table-cell table:style-name="ce3" office:value-type="float" office:value="1.00000000021851" calcext:value-type="float">
            <text:p>1.0000000002</text:p>
          </table:table-cell>
          <table:table-cell table:style-name="ce3" office:value-type="float" office:value="0.000000682524841977283" calcext:value-type="float">
            <text:p>6.82524841977283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3.59117762349" calcext:value-type="float">
            <text:p>3123.5911776235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3.59117762349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597" calcext:value-type="float">
            <text:p>1244.288522846</text:p>
          </table:table-cell>
          <table:table-cell/>
          <table:table-cell table:style-name="ce3" office:value-type="float" office:value="1244.28852257408" calcext:value-type="float">
            <text:p>1244.2885225741</text:p>
          </table:table-cell>
          <table:table-cell/>
          <table:table-cell table:style-name="ce3" office:value-type="float" office:value="1.00000000021851" calcext:value-type="float">
            <text:p>1.0000000002</text:p>
          </table:table-cell>
          <table:table-cell table:style-name="ce3" office:value-type="float" office:value="0.00000027188480089535" calcext:value-type="float">
            <text:p>2.7188480089535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28852289913" calcext:value-type="float">
            <text:p>1244.288522899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28852289913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7335" calcext:value-type="float">
            <text:p>0.5858142639</text:p>
          </table:table-cell>
          <table:table-cell/>
          <table:table-cell table:style-name="ce3" office:value-type="float" office:value="0.585814266919532" calcext:value-type="float">
            <text:p>0.5858142669</text:p>
          </table:table-cell>
          <table:table-cell/>
          <table:table-cell table:style-name="ce3" office:value-type="float" office:value="0.999999994789821" calcext:value-type="float">
            <text:p>0.9999999948</text:p>
          </table:table-cell>
          <table:table-cell table:style-name="ce3" office:value-type="float" office:value="-0.00000000305219716167926" calcext:value-type="float">
            <text:p>-3.05219716167926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585814263307223" calcext:value-type="float">
            <text:p>0.5858142633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585814263307223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7612" calcext:value-type="float">
            <text:p>2.1123779933</text:p>
          </table:table-cell>
          <table:table-cell/>
          <table:table-cell table:style-name="ce3" office:value-type="float" office:value="2.11237800428198" calcext:value-type="float">
            <text:p>2.1123780043</text:p>
          </table:table-cell>
          <table:table-cell/>
          <table:table-cell table:style-name="ce3" office:value-type="float" office:value="0.999999994789821" calcext:value-type="float">
            <text:p>0.9999999948</text:p>
          </table:table-cell>
          <table:table-cell table:style-name="ce3" office:value-type="float" office:value="-0.0000000110058677726954" calcext:value-type="float">
            <text:p>-0.000000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11237799125642" calcext:value-type="float">
            <text:p>2.112377991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11237799125642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0453" calcext:value-type="float">
            <text:p>0.8414698159</text:p>
          </table:table-cell>
          <table:table-cell/>
          <table:table-cell table:style-name="ce3" office:value-type="float" office:value="0.841469820244662" calcext:value-type="float">
            <text:p>0.8414698202</text:p>
          </table:table-cell>
          <table:table-cell/>
          <table:table-cell table:style-name="ce3" office:value-type="float" office:value="0.99999999478982" calcext:value-type="float">
            <text:p>0.9999999948</text:p>
          </table:table-cell>
          <table:table-cell table:style-name="ce3" office:value-type="float" office:value="-0.00000000438420877379997" calcext:value-type="float">
            <text:p>-4.38420877379997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1469815055902" calcext:value-type="float">
            <text:p>0.841469815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1469815055902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85265128291212" calcext:value-type="float">
            <text:p>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57" calcext:value-type="float">
            <text:p>866.2484991268</text:p>
          </table:table-cell>
          <table:table-cell/>
          <table:table-cell table:style-name="ce3" office:value-type="float" office:value="866.248499163769" calcext:value-type="float">
            <text:p>866.2484991638</text:p>
          </table:table-cell>
          <table:table-cell/>
          <table:table-cell table:style-name="ce3" office:value-type="float" office:value="0.999999999957273" calcext:value-type="float">
            <text:p>1</text:p>
          </table:table-cell>
          <table:table-cell table:style-name="ce3" office:value-type="float" office:value="-0.0000000370125690096756" calcext:value-type="float">
            <text:p>-0.00000003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66.248499163769" calcext:value-type="float">
            <text:p>866.2484991638</text:p>
          </table:table-cell>
          <table:table-cell/>
          <table:table-cell table:style-name="ce4" table:formula="of:=[.F21]" office:value-type="float" office:value="866.248498937476" calcext:value-type="float">
            <text:p>866.2484989375</text:p>
          </table:table-cell>
          <table:table-cell/>
          <table:table-cell table:formula="of:=[.M33]/[.O33]" office:value-type="float" office:value="1.00000000026123" calcext:value-type="float">
            <text:p>1.0000000003</text:p>
          </table:table-cell>
          <table:table-cell table:formula="of:=[.M33]-[.O33]" office:value-type="float" office:value="0.00000022629296836385" calcext:value-type="float">
            <text:p>2.2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03" calcext:value-type="float">
            <text:p>3123.59117749</text:p>
          </table:table-cell>
          <table:table-cell/>
          <table:table-cell table:style-name="ce3" office:value-type="float" office:value="3123.59117762349" calcext:value-type="float">
            <text:p>3123.5911776235</text:p>
          </table:table-cell>
          <table:table-cell/>
          <table:table-cell table:style-name="ce3" office:value-type="float" office:value="0.999999999957273" calcext:value-type="float">
            <text:p>1</text:p>
          </table:table-cell>
          <table:table-cell table:style-name="ce3" office:value-type="float" office:value="-0.000000133462890516967" calcext:value-type="float">
            <text:p>-1.33462890516967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3.59117762349" calcext:value-type="float">
            <text:p>3123.5911776235</text:p>
          </table:table-cell>
          <table:table-cell/>
          <table:table-cell table:style-name="ce4" table:formula="of:=[.F22]" office:value-type="float" office:value="3123.5911768075" calcext:value-type="float">
            <text:p>3123.5911768075</text:p>
          </table:table-cell>
          <table:table-cell/>
          <table:table-cell table:formula="of:=[.M34]/[.O34]" office:value-type="float" office:value="1.00000000026123" calcext:value-type="float">
            <text:p>1.0000000003</text:p>
          </table:table-cell>
          <table:table-cell table:formula="of:=[.M34]-[.O34]" office:value-type="float" office:value="0.000000815990006231004" calcext:value-type="float">
            <text:p>8.1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597" calcext:value-type="float">
            <text:p>1244.288522846</text:p>
          </table:table-cell>
          <table:table-cell/>
          <table:table-cell table:style-name="ce3" office:value-type="float" office:value="1244.28852289913" calcext:value-type="float">
            <text:p>1244.2885228991</text:p>
          </table:table-cell>
          <table:table-cell/>
          <table:table-cell table:style-name="ce3" office:value-type="float" office:value="0.999999999957273" calcext:value-type="float">
            <text:p>1</text:p>
          </table:table-cell>
          <table:table-cell table:style-name="ce3" office:value-type="float" office:value="-0.0000000531649675394874" calcext:value-type="float">
            <text:p>-5.31649675394874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28852289913" calcext:value-type="float">
            <text:p>1244.2885228991</text:p>
          </table:table-cell>
          <table:table-cell/>
          <table:table-cell table:style-name="ce4" table:formula="of:=[.F23]" office:value-type="float" office:value="1244.28852257408" calcext:value-type="float">
            <text:p>1244.2885225741</text:p>
          </table:table-cell>
          <table:table-cell/>
          <table:table-cell table:formula="of:=[.M35]/[.O35]" office:value-type="float" office:value="1.00000000026123" calcext:value-type="float">
            <text:p>1.0000000003</text:p>
          </table:table-cell>
          <table:table-cell table:formula="of:=[.M35]-[.O35]" office:value-type="float" office:value="0.000000325049995808513" calcext:value-type="float">
            <text:p>3.2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7335" calcext:value-type="float">
            <text:p>0.5858142639</text:p>
          </table:table-cell>
          <table:table-cell/>
          <table:table-cell table:style-name="ce3" office:value-type="float" office:value="0.585814263307223" calcext:value-type="float">
            <text:p>0.5858142633</text:p>
          </table:table-cell>
          <table:table-cell/>
          <table:table-cell table:style-name="ce3" office:value-type="float" office:value="1.00000000095613" calcext:value-type="float">
            <text:p>1.000000001</text:p>
          </table:table-cell>
          <table:table-cell table:style-name="ce3" office:value-type="float" office:value="0.0000000005601124009047" calcext:value-type="float">
            <text:p>5.601124009047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585814263307223" calcext:value-type="float">
            <text:p>0.5858142633</text:p>
          </table:table-cell>
          <table:table-cell/>
          <table:table-cell table:style-name="ce4" table:formula="of:=[.F24]" office:value-type="float" office:value="0.585814266919532" calcext:value-type="float">
            <text:p>0.5858142669</text:p>
          </table:table-cell>
          <table:table-cell/>
          <table:table-cell table:formula="of:=[.M36]/[.O36]" office:value-type="float" office:value="0.999999993833696" calcext:value-type="float">
            <text:p>0.9999999938</text:p>
          </table:table-cell>
          <table:table-cell table:formula="of:=[.M36]-[.O36]" office:value-type="float" office:value="-0.00000000361230900747245" calcext:value-type="float">
            <text:p>-3.6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7612" calcext:value-type="float">
            <text:p>2.1123779933</text:p>
          </table:table-cell>
          <table:table-cell/>
          <table:table-cell table:style-name="ce3" office:value-type="float" office:value="2.11237799125642" calcext:value-type="float">
            <text:p>2.1123779913</text:p>
          </table:table-cell>
          <table:table-cell/>
          <table:table-cell table:style-name="ce3" office:value-type="float" office:value="1.00000000095613" calcext:value-type="float">
            <text:p>1.000000001</text:p>
          </table:table-cell>
          <table:table-cell table:style-name="ce3" office:value-type="float" office:value="0.0000000020197004069189" calcext:value-type="float">
            <text:p>0.00000000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11237799125642" calcext:value-type="float">
            <text:p>2.1123779913</text:p>
          </table:table-cell>
          <table:table-cell/>
          <table:table-cell table:style-name="ce4" table:formula="of:=[.F25]" office:value-type="float" office:value="2.11237800428198" calcext:value-type="float">
            <text:p>2.1123780043</text:p>
          </table:table-cell>
          <table:table-cell/>
          <table:table-cell table:formula="of:=[.M37]/[.O37]" office:value-type="float" office:value="0.999999993833698" calcext:value-type="float">
            <text:p>0.9999999938</text:p>
          </table:table-cell>
          <table:table-cell table:formula="of:=[.M37]-[.O37]" office:value-type="float" office:value="-0.0000000130255601860085" calcext:value-type="float">
            <text:p>-1.3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0453" calcext:value-type="float">
            <text:p>0.8414698159</text:p>
          </table:table-cell>
          <table:table-cell/>
          <table:table-cell table:style-name="ce3" office:value-type="float" office:value="0.841469815055902" calcext:value-type="float">
            <text:p>0.8414698151</text:p>
          </table:table-cell>
          <table:table-cell/>
          <table:table-cell table:style-name="ce3" office:value-type="float" office:value="1.00000000095613" calcext:value-type="float">
            <text:p>1.000000001</text:p>
          </table:table-cell>
          <table:table-cell table:style-name="ce3" office:value-type="float" office:value="0.000000000804551203437143" calcext:value-type="float">
            <text:p>8.04551203437143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1469815055902" calcext:value-type="float">
            <text:p>0.8414698151</text:p>
          </table:table-cell>
          <table:table-cell/>
          <table:table-cell table:style-name="ce4" table:formula="of:=[.F26]" office:value-type="float" office:value="0.841469820244662" calcext:value-type="float">
            <text:p>0.8414698202</text:p>
          </table:table-cell>
          <table:table-cell/>
          <table:table-cell table:formula="of:=[.M38]/[.O38]" office:value-type="float" office:value="0.999999993833694" calcext:value-type="float">
            <text:p>0.9999999938</text:p>
          </table:table-cell>
          <table:table-cell table:formula="of:=[.M38]-[.O38]" office:value-type="float" office:value="-0.00000000518876008825941" calcext:value-type="float">
            <text:p>-5.1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56319401867222" calcext:value-type="float">
            <text:p>-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57" calcext:value-type="float">
            <text:p>866.2484991268</text:p>
          </table:table-cell>
          <table:table-cell/>
          <table:table-cell table:style-name="ce3" office:value-type="float" office:value="866.248499126796" calcext:value-type="float">
            <text:p>866.2484991268</text:p>
          </table:table-cell>
          <table:table-cell/>
          <table:table-cell table:style-name="ce3" office:value-type="float" office:value="0.999999999999955" calcext:value-type="float">
            <text:p>1</text:p>
          </table:table-cell>
          <table:table-cell table:style-name="ce3" office:value-type="float" office:value="-0.0000000000388808985007927" calcext:value-type="float">
            <text:p>-3.88808985007927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66.248499126796" calcext:value-type="float">
            <text:p>866.2484991268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66.248499126796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03" calcext:value-type="float">
            <text:p>3123.59117749</text:p>
          </table:table-cell>
          <table:table-cell/>
          <table:table-cell table:style-name="ce3" office:value-type="float" office:value="3123.59117749017" calcext:value-type="float">
            <text:p>3123.5911774902</text:p>
          </table:table-cell>
          <table:table-cell/>
          <table:table-cell table:style-name="ce3" office:value-type="float" office:value="0.999999999999955" calcext:value-type="float">
            <text:p>1</text:p>
          </table:table-cell>
          <table:table-cell table:style-name="ce3" office:value-type="float" office:value="-0.000000000140971678774804" calcext:value-type="float">
            <text:p>-1.40971678774804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3.59117749017" calcext:value-type="float">
            <text:p>3123.5911774902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3.59117749017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597" calcext:value-type="float">
            <text:p>1244.288522846</text:p>
          </table:table-cell>
          <table:table-cell/>
          <table:table-cell table:style-name="ce3" office:value-type="float" office:value="1244.28852284602" calcext:value-type="float">
            <text:p>1244.288522846</text:p>
          </table:table-cell>
          <table:table-cell/>
          <table:table-cell table:style-name="ce3" office:value-type="float" office:value="0.999999999999955" calcext:value-type="float">
            <text:p>1</text:p>
          </table:table-cell>
          <table:table-cell table:style-name="ce3" office:value-type="float" office:value="-0.0000000000554791768081486" calcext:value-type="float">
            <text:p>-5.54791768081486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28852284602" calcext:value-type="float">
            <text:p>1244.28852284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28852284602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7335" calcext:value-type="float">
            <text:p>0.5858142639</text:p>
          </table:table-cell>
          <table:table-cell/>
          <table:table-cell table:style-name="ce3" office:value-type="float" office:value="0.585814263868999" calcext:value-type="float">
            <text:p>0.5858142639</text:p>
          </table:table-cell>
          <table:table-cell/>
          <table:table-cell table:style-name="ce3" office:value-type="float" office:value="0.999999999997159" calcext:value-type="float">
            <text:p>1</text:p>
          </table:table-cell>
          <table:table-cell table:style-name="ce3" office:value-type="float" office:value="-0.00000000000166433533621557" calcext:value-type="float">
            <text:p>-1.66433533621557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585814263868999" calcext:value-type="float">
            <text:p>0.585814263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585814263868999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7612" calcext:value-type="float">
            <text:p>2.1123779933</text:p>
          </table:table-cell>
          <table:table-cell/>
          <table:table-cell table:style-name="ce3" office:value-type="float" office:value="2.11237799328212" calcext:value-type="float">
            <text:p>2.1123779933</text:p>
          </table:table-cell>
          <table:table-cell/>
          <table:table-cell table:style-name="ce3" office:value-type="float" office:value="0.999999999997159" calcext:value-type="float">
            <text:p>1</text:p>
          </table:table-cell>
          <table:table-cell table:style-name="ce3" office:value-type="float" office:value="-0.0000000000060018656711236" calcext:value-type="float">
            <text:p>-6.0018656711236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11237799328212" calcext:value-type="float">
            <text:p>2.112377993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11237799328212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0453" calcext:value-type="float">
            <text:p>0.8414698159</text:p>
          </table:table-cell>
          <table:table-cell/>
          <table:table-cell table:style-name="ce3" office:value-type="float" office:value="0.841469815862842" calcext:value-type="float">
            <text:p>0.8414698159</text:p>
          </table:table-cell>
          <table:table-cell/>
          <table:table-cell table:style-name="ce3" office:value-type="float" office:value="0.99999999999716" calcext:value-type="float">
            <text:p>1</text:p>
          </table:table-cell>
          <table:table-cell table:style-name="ce3" office:value-type="float" office:value="-0.00000000000238942199359826" calcext:value-type="float">
            <text:p>-2.38942199359826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1469815862842" calcext:value-type="float">
            <text:p>0.841469815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1469815862842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4210854715202" calcext:value-type="float">
            <text:p>-1.421085471520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96" calcext:value-type="float">
            <text:p>866.2484991268</text:p>
          </table:table-cell>
          <table:table-cell/>
          <table:table-cell table:style-name="ce4" table:formula="of:=[.F33]" office:value-type="float" office:value="866.248499163769" calcext:value-type="float">
            <text:p>866.2484991638</text:p>
          </table:table-cell>
          <table:table-cell/>
          <table:table-cell table:formula="of:=[.M57]/[.O57]" office:value-type="float" office:value="0.999999999957318" calcext:value-type="float">
            <text:p>1</text:p>
          </table:table-cell>
          <table:table-cell table:formula="of:=[.M57]-[.O57]" office:value-type="float" office:value="-0.0000000369730059901485" calcext:value-type="float">
            <text:p>-3.7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7" calcext:value-type="float">
            <text:p>3123.5911774902</text:p>
          </table:table-cell>
          <table:table-cell/>
          <table:table-cell table:style-name="ce4" table:formula="of:=[.F34]" office:value-type="float" office:value="3123.59117762349" calcext:value-type="float">
            <text:p>3123.5911776235</text:p>
          </table:table-cell>
          <table:table-cell/>
          <table:table-cell table:formula="of:=[.M58]/[.O58]" office:value-type="float" office:value="0.999999999957318" calcext:value-type="float">
            <text:p>1</text:p>
          </table:table-cell>
          <table:table-cell table:formula="of:=[.M58]-[.O58]" office:value-type="float" office:value="-0.000000133319645101437" calcext:value-type="float">
            <text:p>-1.33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2" calcext:value-type="float">
            <text:p>1244.288522846</text:p>
          </table:table-cell>
          <table:table-cell/>
          <table:table-cell table:style-name="ce4" table:formula="of:=[.F35]" office:value-type="float" office:value="1244.28852289913" calcext:value-type="float">
            <text:p>1244.2885228991</text:p>
          </table:table-cell>
          <table:table-cell/>
          <table:table-cell table:formula="of:=[.M59]/[.O59]" office:value-type="float" office:value="0.999999999957317" calcext:value-type="float">
            <text:p>1</text:p>
          </table:table-cell>
          <table:table-cell table:formula="of:=[.M59]-[.O59]" office:value-type="float" office:value="-0.0000000531099431100301" calcext:value-type="float">
            <text:p>-5.31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8999" calcext:value-type="float">
            <text:p>0.5858142639</text:p>
          </table:table-cell>
          <table:table-cell/>
          <table:table-cell table:style-name="ce4" table:formula="of:=[.F36]" office:value-type="float" office:value="0.585814263307223" calcext:value-type="float">
            <text:p>0.5858142633</text:p>
          </table:table-cell>
          <table:table-cell/>
          <table:table-cell table:formula="of:=[.M60]/[.O60]" office:value-type="float" office:value="1.00000000095897" calcext:value-type="float">
            <text:p>1.000000001</text:p>
          </table:table-cell>
          <table:table-cell table:formula="of:=[.M60]-[.O60]" office:value-type="float" office:value="0.000000000561775959084798" calcext:value-type="float">
            <text:p>5.62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12" calcext:value-type="float">
            <text:p>2.1123779933</text:p>
          </table:table-cell>
          <table:table-cell/>
          <table:table-cell table:style-name="ce4" table:formula="of:=[.F37]" office:value-type="float" office:value="2.11237799125642" calcext:value-type="float">
            <text:p>2.1123779913</text:p>
          </table:table-cell>
          <table:table-cell/>
          <table:table-cell table:formula="of:=[.M61]/[.O61]" office:value-type="float" office:value="1.00000000095897" calcext:value-type="float">
            <text:p>1.000000001</text:p>
          </table:table-cell>
          <table:table-cell table:formula="of:=[.M61]-[.O61]" office:value-type="float" office:value="0.00000000202570005214397" calcext:value-type="float">
            <text:p>2.03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2842" calcext:value-type="float">
            <text:p>0.8414698159</text:p>
          </table:table-cell>
          <table:table-cell/>
          <table:table-cell table:style-name="ce4" table:formula="of:=[.F38]" office:value-type="float" office:value="0.841469815055902" calcext:value-type="float">
            <text:p>0.8414698151</text:p>
          </table:table-cell>
          <table:table-cell/>
          <table:table-cell table:formula="of:=[.M62]/[.O62]" office:value-type="float" office:value="1.00000000095897" calcext:value-type="float">
            <text:p>1.000000001</text:p>
          </table:table-cell>
          <table:table-cell table:formula="of:=[.M62]-[.O62]" office:value-type="float" office:value="0.000000000806940070319229" calcext:value-type="float">
            <text:p>8.07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96" calcext:value-type="float">
            <text:p>866.2484991268</text:p>
          </table:table-cell>
          <table:table-cell/>
          <table:table-cell table:style-name="ce4" table:formula="of:=[.F21]" office:value-type="float" office:value="866.248498937476" calcext:value-type="float">
            <text:p>866.2484989375</text:p>
          </table:table-cell>
          <table:table-cell/>
          <table:table-cell table:formula="of:=[.M69]/[.O69]" office:value-type="float" office:value="1.00000000021855" calcext:value-type="float">
            <text:p>1.0000000002</text:p>
          </table:table-cell>
          <table:table-cell table:formula="of:=[.M69]-[.O69]" office:value-type="float" office:value="0.000000189319962373702" calcext:value-type="float">
            <text:p>1.89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7" calcext:value-type="float">
            <text:p>3123.5911774902</text:p>
          </table:table-cell>
          <table:table-cell/>
          <table:table-cell table:style-name="ce4" table:formula="of:=[.F22]" office:value-type="float" office:value="3123.5911768075" calcext:value-type="float">
            <text:p>3123.5911768075</text:p>
          </table:table-cell>
          <table:table-cell/>
          <table:table-cell table:formula="of:=[.M70]/[.O70]" office:value-type="float" office:value="1.00000000021855" calcext:value-type="float">
            <text:p>1.0000000002</text:p>
          </table:table-cell>
          <table:table-cell table:formula="of:=[.M70]-[.O70]" office:value-type="float" office:value="0.000000682670361129567" calcext:value-type="float">
            <text:p>6.83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2" calcext:value-type="float">
            <text:p>1244.288522846</text:p>
          </table:table-cell>
          <table:table-cell/>
          <table:table-cell table:style-name="ce4" table:formula="of:=[.F23]" office:value-type="float" office:value="1244.28852257408" calcext:value-type="float">
            <text:p>1244.2885225741</text:p>
          </table:table-cell>
          <table:table-cell/>
          <table:table-cell table:formula="of:=[.M71]/[.O71]" office:value-type="float" office:value="1.00000000021855" calcext:value-type="float">
            <text:p>1.0000000002</text:p>
          </table:table-cell>
          <table:table-cell table:formula="of:=[.M71]-[.O71]" office:value-type="float" office:value="0.000000271940052698483" calcext:value-type="float">
            <text:p>2.7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8999" calcext:value-type="float">
            <text:p>0.5858142639</text:p>
          </table:table-cell>
          <table:table-cell/>
          <table:table-cell table:style-name="ce4" table:formula="of:=[.F24]" office:value-type="float" office:value="0.585814266919532" calcext:value-type="float">
            <text:p>0.5858142669</text:p>
          </table:table-cell>
          <table:table-cell/>
          <table:table-cell table:formula="of:=[.M72]/[.O72]" office:value-type="float" office:value="0.999999994792662" calcext:value-type="float">
            <text:p>0.9999999948</text:p>
          </table:table-cell>
          <table:table-cell table:formula="of:=[.M72]-[.O72]" office:value-type="float" office:value="-0.00000000305053304838765" calcext:value-type="float">
            <text:p>-3.0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12" calcext:value-type="float">
            <text:p>2.1123779933</text:p>
          </table:table-cell>
          <table:table-cell/>
          <table:table-cell table:style-name="ce4" table:formula="of:=[.F25]" office:value-type="float" office:value="2.11237800428198" calcext:value-type="float">
            <text:p>2.1123780043</text:p>
          </table:table-cell>
          <table:table-cell/>
          <table:table-cell table:formula="of:=[.M73]/[.O73]" office:value-type="float" office:value="0.999999994792665" calcext:value-type="float">
            <text:p>0.9999999948</text:p>
          </table:table-cell>
          <table:table-cell table:formula="of:=[.M73]-[.O73]" office:value-type="float" office:value="-0.0000000109998601338646" calcext:value-type="float">
            <text:p>-1.1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2842" calcext:value-type="float">
            <text:p>0.8414698159</text:p>
          </table:table-cell>
          <table:table-cell/>
          <table:table-cell table:style-name="ce4" table:formula="of:=[.F26]" office:value-type="float" office:value="0.841469820244662" calcext:value-type="float">
            <text:p>0.8414698202</text:p>
          </table:table-cell>
          <table:table-cell/>
          <table:table-cell table:formula="of:=[.M74]/[.O74]" office:value-type="float" office:value="0.999999994792659" calcext:value-type="float">
            <text:p>0.9999999948</text:p>
          </table:table-cell>
          <table:table-cell table:formula="of:=[.M74]-[.O74]" office:value-type="float" office:value="-0.00000000438182001794019" calcext:value-type="float">
            <text:p>-4.3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-0.6 km MOLA" calcext:value-type="string">
            <text:p>-0.6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6.248499126784" calcext:value-type="float">
            <text:p>866.2484991268</text:p>
          </table:table-cell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66.248499126784" calcext:value-type="float">
            <text:p>866.248499126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6.24849911183" calcext:value-type="float">
            <text:p>866.248499111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66.24849911183" calcext:value-type="float">
            <text:p>-8.6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3.59117749013" calcext:value-type="float">
            <text:p>3123.5911774901</text:p>
          </table:table-cell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3.59117749013" calcext:value-type="float">
            <text:p>3123.59117749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3.59117743621" calcext:value-type="float">
            <text:p>3123.591177436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3.59117743621" calcext:value-type="float">
            <text:p>-3.1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28852284601" calcext:value-type="float">
            <text:p>1244.28852284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28852282453" calcext:value-type="float">
            <text:p>1244.2885228245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28852282453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585814263869138" calcext:value-type="float">
            <text:p>0.5858142639</text:p>
          </table:table-cell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585814263869138" calcext:value-type="float">
            <text:p>0.585814263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585814264107195" calcext:value-type="float">
            <text:p>0.585814264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585814264107195" calcext:value-type="float">
            <text:p>-5.8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11237799328262" calcext:value-type="float">
            <text:p>2.1123779933</text:p>
          </table:table-cell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11237799328262" calcext:value-type="float">
            <text:p>2.11237799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11237799414102" calcext:value-type="float">
            <text:p>2.112377994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11237799414102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1469815863042" calcext:value-type="float">
            <text:p>0.8414698159</text:p>
          </table:table-cell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1469815863042" calcext:value-type="float">
            <text:p>0.841469815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1469816204989" calcext:value-type="float">
            <text:p>0.8414698162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1469816204989" calcext:value-type="float">
            <text:p>-8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4" calcext:value-type="float">
            <text:p>866.2484991268</text:p>
          </table:table-cell>
          <table:table-cell/>
          <table:table-cell table:style-name="ce3" office:value-type="float" office:value="866.24849911183" calcext:value-type="float">
            <text:p>866.2484991118</text:p>
          </table:table-cell>
          <table:table-cell/>
          <table:table-cell table:style-name="ce3" office:value-type="float" office:value="1.00000000001726" calcext:value-type="float">
            <text:p>1</text:p>
          </table:table-cell>
          <table:table-cell table:style-name="ce3" office:value-type="float" office:value="0.0000000149539118865505" calcext:value-type="float">
            <text:p>0.000000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6.24849913224" calcext:value-type="float">
            <text:p>866.2484991322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66.24849913224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3621" calcext:value-type="float">
            <text:p>3123.5911774362</text:p>
          </table:table-cell>
          <table:table-cell/>
          <table:table-cell table:style-name="ce3" office:value-type="float" office:value="1.00000000001726" calcext:value-type="float">
            <text:p>1</text:p>
          </table:table-cell>
          <table:table-cell table:style-name="ce3" office:value-type="float" office:value="0.0000000539198481419589" calcext:value-type="float">
            <text:p>5.39198481419589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3.5911775098" calcext:value-type="float">
            <text:p>3123.5911775098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3.5911775098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2453" calcext:value-type="float">
            <text:p>1244.2885228245</text:p>
          </table:table-cell>
          <table:table-cell/>
          <table:table-cell table:style-name="ce3" office:value-type="float" office:value="1.00000000001726" calcext:value-type="float">
            <text:p>1</text:p>
          </table:table-cell>
          <table:table-cell table:style-name="ce3" office:value-type="float" office:value="0.0000000214799911191221" calcext:value-type="float">
            <text:p>2.14799911191221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28852285385" calcext:value-type="float">
            <text:p>1244.288522853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28852285385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138" calcext:value-type="float">
            <text:p>0.5858142639</text:p>
          </table:table-cell>
          <table:table-cell/>
          <table:table-cell table:style-name="ce3" office:value-type="float" office:value="0.585814264107195" calcext:value-type="float">
            <text:p>0.5858142641</text:p>
          </table:table-cell>
          <table:table-cell/>
          <table:table-cell table:style-name="ce3" office:value-type="float" office:value="0.999999999593631" calcext:value-type="float">
            <text:p>0.9999999996</text:p>
          </table:table-cell>
          <table:table-cell table:style-name="ce3" office:value-type="float" office:value="-0.000000000238056685475385" calcext:value-type="float">
            <text:p>-2.38056685475385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585814263787003" calcext:value-type="float">
            <text:p>0.585814263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585814263787003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62" calcext:value-type="float">
            <text:p>2.1123779933</text:p>
          </table:table-cell>
          <table:table-cell/>
          <table:table-cell table:style-name="ce3" office:value-type="float" office:value="2.11237799414102" calcext:value-type="float">
            <text:p>2.1123779941</text:p>
          </table:table-cell>
          <table:table-cell/>
          <table:table-cell table:style-name="ce3" office:value-type="float" office:value="0.999999999593631" calcext:value-type="float">
            <text:p>0.9999999996</text:p>
          </table:table-cell>
          <table:table-cell table:style-name="ce3" office:value-type="float" office:value="-0.000000000858404014536518" calcext:value-type="float">
            <text:p>-8.58404014536518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11237799298645" calcext:value-type="float">
            <text:p>2.11237799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11237799298645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042" calcext:value-type="float">
            <text:p>0.8414698159</text:p>
          </table:table-cell>
          <table:table-cell/>
          <table:table-cell table:style-name="ce3" office:value-type="float" office:value="0.841469816204989" calcext:value-type="float">
            <text:p>0.8414698162</text:p>
          </table:table-cell>
          <table:table-cell/>
          <table:table-cell table:style-name="ce3" office:value-type="float" office:value="0.999999999593632" calcext:value-type="float">
            <text:p>0.9999999996</text:p>
          </table:table-cell>
          <table:table-cell table:style-name="ce3" office:value-type="float" office:value="-0.000000000341946582160801" calcext:value-type="float">
            <text:p>-3.41946582160801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1469815745063" calcext:value-type="float">
            <text:p>0.8414698157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1469815745063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4" calcext:value-type="float">
            <text:p>866.2484991268</text:p>
          </table:table-cell>
          <table:table-cell/>
          <table:table-cell table:style-name="ce3" office:value-type="float" office:value="866.24849913224" calcext:value-type="float">
            <text:p>866.2484991322</text:p>
          </table:table-cell>
          <table:table-cell/>
          <table:table-cell table:style-name="ce3" office:value-type="float" office:value="0.999999999993701" calcext:value-type="float">
            <text:p>1</text:p>
          </table:table-cell>
          <table:table-cell table:style-name="ce3" office:value-type="float" office:value="-0.0000000054560587159358" calcext:value-type="float">
            <text:p>-5.4560587159358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66.24849913224" calcext:value-type="float">
            <text:p>866.2484991322</text:p>
          </table:table-cell>
          <table:table-cell/>
          <table:table-cell table:style-name="ce4" table:formula="of:=[.F21]" office:value-type="float" office:value="866.24849911183" calcext:value-type="float">
            <text:p>866.2484991118</text:p>
          </table:table-cell>
          <table:table-cell/>
          <table:table-cell table:formula="of:=[.M33]/[.O33]" office:value-type="float" office:value="1.00000000002356" calcext:value-type="float">
            <text:p>1</text:p>
          </table:table-cell>
          <table:table-cell table:formula="of:=[.M33]-[.O33]" office:value-type="float" office:value="0.0000000204099706024863" calcext:value-type="float">
            <text:p>2.0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5098" calcext:value-type="float">
            <text:p>3123.5911775098</text:p>
          </table:table-cell>
          <table:table-cell/>
          <table:table-cell table:style-name="ce3" office:value-type="float" office:value="0.999999999993701" calcext:value-type="float">
            <text:p>1</text:p>
          </table:table-cell>
          <table:table-cell table:style-name="ce3" office:value-type="float" office:value="-0.0000000196755536308046" calcext:value-type="float">
            <text:p>-1.96755536308046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3.5911775098" calcext:value-type="float">
            <text:p>3123.5911775098</text:p>
          </table:table-cell>
          <table:table-cell/>
          <table:table-cell table:style-name="ce4" table:formula="of:=[.F22]" office:value-type="float" office:value="3123.59117743621" calcext:value-type="float">
            <text:p>3123.5911774362</text:p>
          </table:table-cell>
          <table:table-cell/>
          <table:table-cell table:formula="of:=[.M34]/[.O34]" office:value-type="float" office:value="1.00000000002356" calcext:value-type="float">
            <text:p>1</text:p>
          </table:table-cell>
          <table:table-cell table:formula="of:=[.M34]-[.O34]" office:value-type="float" office:value="0.0000000735903995519038" calcext:value-type="float">
            <text:p>7.3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5385" calcext:value-type="float">
            <text:p>1244.2885228539</text:p>
          </table:table-cell>
          <table:table-cell/>
          <table:table-cell table:style-name="ce3" office:value-type="float" office:value="0.999999999993701" calcext:value-type="float">
            <text:p>1</text:p>
          </table:table-cell>
          <table:table-cell table:style-name="ce3" office:value-type="float" office:value="-0.00000000783757059252821" calcext:value-type="float">
            <text:p>-7.83757059252821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28852285385" calcext:value-type="float">
            <text:p>1244.2885228539</text:p>
          </table:table-cell>
          <table:table-cell/>
          <table:table-cell table:style-name="ce4" table:formula="of:=[.F23]" office:value-type="float" office:value="1244.28852282453" calcext:value-type="float">
            <text:p>1244.2885228245</text:p>
          </table:table-cell>
          <table:table-cell/>
          <table:table-cell table:formula="of:=[.M35]/[.O35]" office:value-type="float" office:value="1.00000000002356" calcext:value-type="float">
            <text:p>1</text:p>
          </table:table-cell>
          <table:table-cell table:formula="of:=[.M35]-[.O35]" office:value-type="float" office:value="0.0000000293200628220802" calcext:value-type="float">
            <text:p>2.93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138" calcext:value-type="float">
            <text:p>0.5858142639</text:p>
          </table:table-cell>
          <table:table-cell/>
          <table:table-cell table:style-name="ce3" office:value-type="float" office:value="0.585814263787003" calcext:value-type="float">
            <text:p>0.5858142638</text:p>
          </table:table-cell>
          <table:table-cell/>
          <table:table-cell table:style-name="ce3" office:value-type="float" office:value="1.00000000014021" calcext:value-type="float">
            <text:p>1.0000000001</text:p>
          </table:table-cell>
          <table:table-cell table:style-name="ce3" office:value-type="float" office:value="0.000000000082134521406374" calcext:value-type="float">
            <text:p>8.2134521406374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585814263787003" calcext:value-type="float">
            <text:p>0.5858142638</text:p>
          </table:table-cell>
          <table:table-cell/>
          <table:table-cell table:style-name="ce4" table:formula="of:=[.F24]" office:value-type="float" office:value="0.585814264107195" calcext:value-type="float">
            <text:p>0.5858142641</text:p>
          </table:table-cell>
          <table:table-cell/>
          <table:table-cell table:formula="of:=[.M36]/[.O36]" office:value-type="float" office:value="0.999999999453424" calcext:value-type="float">
            <text:p>0.9999999995</text:p>
          </table:table-cell>
          <table:table-cell table:formula="of:=[.M36]-[.O36]" office:value-type="float" office:value="-0.000000000320191984037876" calcext:value-type="float">
            <text:p>-3.2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62" calcext:value-type="float">
            <text:p>2.1123779933</text:p>
          </table:table-cell>
          <table:table-cell/>
          <table:table-cell table:style-name="ce3" office:value-type="float" office:value="2.11237799298645" calcext:value-type="float">
            <text:p>2.112377993</text:p>
          </table:table-cell>
          <table:table-cell/>
          <table:table-cell table:style-name="ce3" office:value-type="float" office:value="1.00000000014021" calcext:value-type="float">
            <text:p>1.0000000001</text:p>
          </table:table-cell>
          <table:table-cell table:style-name="ce3" office:value-type="float" office:value="0.000000000296167534941105" calcext:value-type="float">
            <text:p>2.96167534941105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11237799298645" calcext:value-type="float">
            <text:p>2.112377993</text:p>
          </table:table-cell>
          <table:table-cell/>
          <table:table-cell table:style-name="ce4" table:formula="of:=[.F25]" office:value-type="float" office:value="2.11237799414102" calcext:value-type="float">
            <text:p>2.1123779941</text:p>
          </table:table-cell>
          <table:table-cell/>
          <table:table-cell table:formula="of:=[.M37]/[.O37]" office:value-type="float" office:value="0.999999999453426" calcext:value-type="float">
            <text:p>0.9999999995</text:p>
          </table:table-cell>
          <table:table-cell table:formula="of:=[.M37]-[.O37]" office:value-type="float" office:value="-0.00000000115457021720999" calcext:value-type="float">
            <text:p>-1.1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042" calcext:value-type="float">
            <text:p>0.8414698159</text:p>
          </table:table-cell>
          <table:table-cell/>
          <table:table-cell table:style-name="ce3" office:value-type="float" office:value="0.841469815745063" calcext:value-type="float">
            <text:p>0.8414698157</text:p>
          </table:table-cell>
          <table:table-cell/>
          <table:table-cell table:style-name="ce3" office:value-type="float" office:value="1.00000000014021" calcext:value-type="float">
            <text:p>1.0000000001</text:p>
          </table:table-cell>
          <table:table-cell table:style-name="ce3" office:value-type="float" office:value="0.000000000117978848912514" calcext:value-type="float">
            <text:p>1.17978848912514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1469815745063" calcext:value-type="float">
            <text:p>0.8414698157</text:p>
          </table:table-cell>
          <table:table-cell/>
          <table:table-cell table:style-name="ce4" table:formula="of:=[.F26]" office:value-type="float" office:value="0.841469816204989" calcext:value-type="float">
            <text:p>0.8414698162</text:p>
          </table:table-cell>
          <table:table-cell/>
          <table:table-cell table:formula="of:=[.M38]/[.O38]" office:value-type="float" office:value="0.999999999453425" calcext:value-type="float">
            <text:p>0.9999999995</text:p>
          </table:table-cell>
          <table:table-cell table:formula="of:=[.M38]-[.O38]" office:value-type="float" office:value="-0.000000000459925986184828" calcext:value-type="float">
            <text:p>-4.6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4" calcext:value-type="float">
            <text:p>866.2484991268</text:p>
          </table:table-cell>
          <table:table-cell/>
          <table:table-cell table:style-name="ce3" office:value-type="float" office:value="866.248499126787" calcext:value-type="float">
            <text:p>866.2484991268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227373675443232" calcext:value-type="float">
            <text:p>-2.27373675443232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66.248499126787" calcext:value-type="float">
            <text:p>866.2484991268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66.248499126787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591171556152403" calcext:value-type="float">
            <text:p>-5.91171556152403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3.59117749013" calcext:value-type="float">
            <text:p>3123.591177490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3.59117749013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227373675443232" calcext:value-type="float">
            <text:p>-2.27373675443232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28852284601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138" calcext:value-type="float">
            <text:p>0.5858142639</text:p>
          </table:table-cell>
          <table:table-cell/>
          <table:table-cell table:style-name="ce3" office:value-type="float" office:value="0.585814263869202" calcext:value-type="float">
            <text:p>0.5858142639</text:p>
          </table:table-cell>
          <table:table-cell/>
          <table:table-cell table:style-name="ce3" office:value-type="float" office:value="0.99999999999989" calcext:value-type="float">
            <text:p>1</text:p>
          </table:table-cell>
          <table:table-cell table:style-name="ce3" office:value-type="float" office:value="-0.0000000000000646149800331841" calcext:value-type="float">
            <text:p>-6.46149800331841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585814263869202" calcext:value-type="float">
            <text:p>0.585814263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585814263869202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62" calcext:value-type="float">
            <text:p>2.1123779933</text:p>
          </table:table-cell>
          <table:table-cell/>
          <table:table-cell table:style-name="ce3" office:value-type="float" office:value="2.11237799328285" calcext:value-type="float">
            <text:p>2.1123779933</text:p>
          </table:table-cell>
          <table:table-cell/>
          <table:table-cell table:style-name="ce3" office:value-type="float" office:value="0.99999999999989" calcext:value-type="float">
            <text:p>1</text:p>
          </table:table-cell>
          <table:table-cell table:style-name="ce3" office:value-type="float" office:value="-0.000000000000231370478331883" calcext:value-type="float">
            <text:p>-2.31370478331883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11237799328285" calcext:value-type="float">
            <text:p>2.112377993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11237799328285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042" calcext:value-type="float">
            <text:p>0.8414698159</text:p>
          </table:table-cell>
          <table:table-cell/>
          <table:table-cell table:style-name="ce3" office:value-type="float" office:value="0.841469815863134" calcext:value-type="float">
            <text:p>0.8414698159</text:p>
          </table:table-cell>
          <table:table-cell/>
          <table:table-cell table:style-name="ce3" office:value-type="float" office:value="0.999999999999891" calcext:value-type="float">
            <text:p>1</text:p>
          </table:table-cell>
          <table:table-cell table:style-name="ce3" office:value-type="float" office:value="-0.0000000000000914823772291129" calcext:value-type="float">
            <text:p>-9.14823772291129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1469815863134" calcext:value-type="float">
            <text:p>0.841469815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1469815863134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99475983006414" calcext:value-type="float">
            <text:p>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87" calcext:value-type="float">
            <text:p>866.2484991268</text:p>
          </table:table-cell>
          <table:table-cell/>
          <table:table-cell table:style-name="ce4" table:formula="of:=[.F33]" office:value-type="float" office:value="866.24849913224" calcext:value-type="float">
            <text:p>866.2484991322</text:p>
          </table:table-cell>
          <table:table-cell/>
          <table:table-cell table:formula="of:=[.M57]/[.O57]" office:value-type="float" office:value="0.999999999993705" calcext:value-type="float">
            <text:p>1</text:p>
          </table:table-cell>
          <table:table-cell table:formula="of:=[.M57]-[.O57]" office:value-type="float" office:value="-0.00000000545298917131731" calcext:value-type="float">
            <text:p>-5.4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3" calcext:value-type="float">
            <text:p>3123.5911774901</text:p>
          </table:table-cell>
          <table:table-cell/>
          <table:table-cell table:style-name="ce4" table:formula="of:=[.F34]" office:value-type="float" office:value="3123.5911775098" calcext:value-type="float">
            <text:p>3123.5911775098</text:p>
          </table:table-cell>
          <table:table-cell/>
          <table:table-cell table:formula="of:=[.M58]/[.O58]" office:value-type="float" office:value="0.999999999993703" calcext:value-type="float">
            <text:p>1</text:p>
          </table:table-cell>
          <table:table-cell table:formula="of:=[.M58]-[.O58]" office:value-type="float" office:value="-0.000000019670096662594" calcext:value-type="float">
            <text:p>-1.97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style-name="ce4" table:formula="of:=[.F35]" office:value-type="float" office:value="1244.28852285385" calcext:value-type="float">
            <text:p>1244.2885228539</text:p>
          </table:table-cell>
          <table:table-cell/>
          <table:table-cell table:formula="of:=[.M59]/[.O59]" office:value-type="float" office:value="0.999999999993699" calcext:value-type="float">
            <text:p>1</text:p>
          </table:table-cell>
          <table:table-cell table:formula="of:=[.M59]-[.O59]" office:value-type="float" office:value="-0.00000000784007170295808" calcext:value-type="float">
            <text:p>-7.8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202" calcext:value-type="float">
            <text:p>0.5858142639</text:p>
          </table:table-cell>
          <table:table-cell/>
          <table:table-cell table:style-name="ce4" table:formula="of:=[.F36]" office:value-type="float" office:value="0.585814263787003" calcext:value-type="float">
            <text:p>0.5858142638</text:p>
          </table:table-cell>
          <table:table-cell/>
          <table:table-cell table:formula="of:=[.M60]/[.O60]" office:value-type="float" office:value="1.00000000014032" calcext:value-type="float">
            <text:p>1.0000000001</text:p>
          </table:table-cell>
          <table:table-cell table:formula="of:=[.M60]-[.O60]" office:value-type="float" office:value="0.0000000000821990253641047" calcext:value-type="float">
            <text:p>8.22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85" calcext:value-type="float">
            <text:p>2.1123779933</text:p>
          </table:table-cell>
          <table:table-cell/>
          <table:table-cell table:style-name="ce4" table:formula="of:=[.F37]" office:value-type="float" office:value="2.11237799298645" calcext:value-type="float">
            <text:p>2.112377993</text:p>
          </table:table-cell>
          <table:table-cell/>
          <table:table-cell table:formula="of:=[.M61]/[.O61]" office:value-type="float" office:value="1.00000000014032" calcext:value-type="float">
            <text:p>1.0000000001</text:p>
          </table:table-cell>
          <table:table-cell table:formula="of:=[.M61]-[.O61]" office:value-type="float" office:value="0.000000000296400237687067" calcext:value-type="float">
            <text:p>2.96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3134" calcext:value-type="float">
            <text:p>0.8414698159</text:p>
          </table:table-cell>
          <table:table-cell/>
          <table:table-cell table:style-name="ce4" table:formula="of:=[.F38]" office:value-type="float" office:value="0.841469815745063" calcext:value-type="float">
            <text:p>0.8414698157</text:p>
          </table:table-cell>
          <table:table-cell/>
          <table:table-cell table:formula="of:=[.M62]/[.O62]" office:value-type="float" office:value="1.00000000014032" calcext:value-type="float">
            <text:p>1.0000000001</text:p>
          </table:table-cell>
          <table:table-cell table:formula="of:=[.M62]-[.O62]" office:value-type="float" office:value="0.000000000118070997423558" calcext:value-type="float">
            <text:p>1.1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87" calcext:value-type="float">
            <text:p>866.2484991268</text:p>
          </table:table-cell>
          <table:table-cell/>
          <table:table-cell table:style-name="ce4" table:formula="of:=[.F21]" office:value-type="float" office:value="866.24849911183" calcext:value-type="float">
            <text:p>866.2484991118</text:p>
          </table:table-cell>
          <table:table-cell/>
          <table:table-cell table:formula="of:=[.M69]/[.O69]" office:value-type="float" office:value="1.00000000001727" calcext:value-type="float">
            <text:p>1</text:p>
          </table:table-cell>
          <table:table-cell table:formula="of:=[.M69]-[.O69]" office:value-type="float" office:value="0.000000014956981431169" calcext:value-type="float">
            <text:p>1.5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3" calcext:value-type="float">
            <text:p>3123.5911774901</text:p>
          </table:table-cell>
          <table:table-cell/>
          <table:table-cell table:style-name="ce4" table:formula="of:=[.F22]" office:value-type="float" office:value="3123.59117743621" calcext:value-type="float">
            <text:p>3123.5911774362</text:p>
          </table:table-cell>
          <table:table-cell/>
          <table:table-cell table:formula="of:=[.M70]/[.O70]" office:value-type="float" office:value="1.00000000001726" calcext:value-type="float">
            <text:p>1</text:p>
          </table:table-cell>
          <table:table-cell table:formula="of:=[.M70]-[.O70]" office:value-type="float" office:value="0.0000000539203028893098" calcext:value-type="float">
            <text:p>5.3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style-name="ce4" table:formula="of:=[.F23]" office:value-type="float" office:value="1244.28852282453" calcext:value-type="float">
            <text:p>1244.2885228245</text:p>
          </table:table-cell>
          <table:table-cell/>
          <table:table-cell table:formula="of:=[.M71]/[.O71]" office:value-type="float" office:value="1.00000000001726" calcext:value-type="float">
            <text:p>1</text:p>
          </table:table-cell>
          <table:table-cell table:formula="of:=[.M71]-[.O71]" office:value-type="float" office:value="0.0000000214799911191221" calcext:value-type="float">
            <text:p>2.1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202" calcext:value-type="float">
            <text:p>0.5858142639</text:p>
          </table:table-cell>
          <table:table-cell/>
          <table:table-cell table:style-name="ce4" table:formula="of:=[.F24]" office:value-type="float" office:value="0.585814264107195" calcext:value-type="float">
            <text:p>0.5858142641</text:p>
          </table:table-cell>
          <table:table-cell/>
          <table:table-cell table:formula="of:=[.M72]/[.O72]" office:value-type="float" office:value="0.99999999959374" calcext:value-type="float">
            <text:p>0.9999999996</text:p>
          </table:table-cell>
          <table:table-cell table:formula="of:=[.M72]-[.O72]" office:value-type="float" office:value="-0.000000000237992958673772" calcext:value-type="float">
            <text:p>-2.3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85" calcext:value-type="float">
            <text:p>2.1123779933</text:p>
          </table:table-cell>
          <table:table-cell/>
          <table:table-cell table:style-name="ce4" table:formula="of:=[.F25]" office:value-type="float" office:value="2.11237799414102" calcext:value-type="float">
            <text:p>2.1123779941</text:p>
          </table:table-cell>
          <table:table-cell/>
          <table:table-cell table:formula="of:=[.M73]/[.O73]" office:value-type="float" office:value="0.999999999593742" calcext:value-type="float">
            <text:p>0.9999999996</text:p>
          </table:table-cell>
          <table:table-cell table:formula="of:=[.M73]-[.O73]" office:value-type="float" office:value="-0.000000000858169979522927" calcext:value-type="float">
            <text:p>-8.5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3134" calcext:value-type="float">
            <text:p>0.8414698159</text:p>
          </table:table-cell>
          <table:table-cell/>
          <table:table-cell table:style-name="ce4" table:formula="of:=[.F26]" office:value-type="float" office:value="0.841469816204989" calcext:value-type="float">
            <text:p>0.8414698162</text:p>
          </table:table-cell>
          <table:table-cell/>
          <table:table-cell table:formula="of:=[.M74]/[.O74]" office:value-type="float" office:value="0.999999999593741" calcext:value-type="float">
            <text:p>0.9999999996</text:p>
          </table:table-cell>
          <table:table-cell table:formula="of:=[.M74]-[.O74]" office:value-type="float" office:value="-0.00000000034185498876127" calcext:value-type="float">
            <text:p>-3.42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-0.6 km MOLA" calcext:value-type="string">
            <text:p>-0.6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6.248499126786" calcext:value-type="float">
            <text:p>866.2484991268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66.248499126786" calcext:value-type="float">
            <text:p>866.248499126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6.24849912525" calcext:value-type="float">
            <text:p>866.248499125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66.24849912525" calcext:value-type="float">
            <text:p>-8.6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3.59117749013" calcext:value-type="float">
            <text:p>3123.5911774901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3.59117749013" calcext:value-type="float">
            <text:p>3123.59117749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3.59117748459" calcext:value-type="float">
            <text:p>3123.591177484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3.59117748459" calcext:value-type="float">
            <text:p>-3.1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28852284601" calcext:value-type="float">
            <text:p>1244.28852284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2885228438" calcext:value-type="float">
            <text:p>1244.288522843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2885228438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585814263869197" calcext:value-type="float">
            <text:p>0.5858142639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585814263869197" calcext:value-type="float">
            <text:p>0.585814263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58581426389347" calcext:value-type="float">
            <text:p>0.585814263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58581426389347" calcext:value-type="float">
            <text:p>-5.8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11237799328283" calcext:value-type="float">
            <text:p>2.1123779933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11237799328283" calcext:value-type="float">
            <text:p>2.11237799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11237799337035" calcext:value-type="float">
            <text:p>2.1123779934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11237799337035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1469815863127" calcext:value-type="float">
            <text:p>0.8414698159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1469815863127" calcext:value-type="float">
            <text:p>0.841469815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1469815897992" calcext:value-type="float">
            <text:p>0.841469815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1469815897992" calcext:value-type="float">
            <text:p>-8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525" calcext:value-type="float">
            <text:p>866.2484991253</text:p>
          </table:table-cell>
          <table:table-cell/>
          <table:table-cell table:style-name="ce3" office:value-type="float" office:value="1.00000000000177" calcext:value-type="float">
            <text:p>1</text:p>
          </table:table-cell>
          <table:table-cell table:style-name="ce3" office:value-type="float" office:value="0.00000000153613655129448" calcext:value-type="float">
            <text:p>1.53613655129448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6.248499127599" calcext:value-type="float">
            <text:p>866.248499127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66.248499127599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8459" calcext:value-type="float">
            <text:p>3123.5911774846</text:p>
          </table:table-cell>
          <table:table-cell/>
          <table:table-cell table:style-name="ce3" office:value-type="float" office:value="1.00000000000177" calcext:value-type="float">
            <text:p>1</text:p>
          </table:table-cell>
          <table:table-cell table:style-name="ce3" office:value-type="float" office:value="0.00000000554018697584979" calcext:value-type="float">
            <text:p>5.54018697584979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3.59117749306" calcext:value-type="float">
            <text:p>3123.591177493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3.59117749306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38" calcext:value-type="float">
            <text:p>1244.2885228438</text:p>
          </table:table-cell>
          <table:table-cell/>
          <table:table-cell table:style-name="ce3" office:value-type="float" office:value="1.00000000000177" calcext:value-type="float">
            <text:p>1</text:p>
          </table:table-cell>
          <table:table-cell table:style-name="ce3" office:value-type="float" office:value="0.00000000220711626752745" calcext:value-type="float">
            <text:p>2.20711626752745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28852284718" calcext:value-type="float">
            <text:p>1244.288522847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28852284718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197" calcext:value-type="float">
            <text:p>0.5858142639</text:p>
          </table:table-cell>
          <table:table-cell/>
          <table:table-cell table:style-name="ce3" office:value-type="float" office:value="0.58581426389347" calcext:value-type="float">
            <text:p>0.5858142639</text:p>
          </table:table-cell>
          <table:table-cell/>
          <table:table-cell table:style-name="ce3" office:value-type="float" office:value="0.999999999958565" calcext:value-type="float">
            <text:p>1</text:p>
          </table:table-cell>
          <table:table-cell table:style-name="ce3" office:value-type="float" office:value="-0.0000000000242733610988921" calcext:value-type="float">
            <text:p>-2.42733610988921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585814263857033" calcext:value-type="float">
            <text:p>0.5858142639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585814263857033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3" calcext:value-type="float">
            <text:p>2.1123779933</text:p>
          </table:table-cell>
          <table:table-cell/>
          <table:table-cell table:style-name="ce3" office:value-type="float" office:value="2.11237799337035" calcext:value-type="float">
            <text:p>2.1123779934</text:p>
          </table:table-cell>
          <table:table-cell/>
          <table:table-cell table:style-name="ce3" office:value-type="float" office:value="0.999999999958565" calcext:value-type="float">
            <text:p>1</text:p>
          </table:table-cell>
          <table:table-cell table:style-name="ce3" office:value-type="float" office:value="-0.0000000000875268746369784" calcext:value-type="float">
            <text:p>-8.75268746369784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11237799323897" calcext:value-type="float">
            <text:p>2.1123779932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11237799323897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27" calcext:value-type="float">
            <text:p>0.8414698159</text:p>
          </table:table-cell>
          <table:table-cell/>
          <table:table-cell table:style-name="ce3" office:value-type="float" office:value="0.841469815897992" calcext:value-type="float">
            <text:p>0.8414698159</text:p>
          </table:table-cell>
          <table:table-cell/>
          <table:table-cell table:style-name="ce3" office:value-type="float" office:value="0.999999999958566" calcext:value-type="float">
            <text:p>1</text:p>
          </table:table-cell>
          <table:table-cell table:style-name="ce3" office:value-type="float" office:value="-0.0000000000348656659099333" calcext:value-type="float">
            <text:p>-3.48656659099333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1469815845653" calcext:value-type="float">
            <text:p>0.8414698158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1469815845653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7599" calcext:value-type="float">
            <text:p>866.2484991276</text:p>
          </table:table-cell>
          <table:table-cell/>
          <table:table-cell table:style-name="ce3" office:value-type="float" office:value="0.999999999999061" calcext:value-type="float">
            <text:p>1</text:p>
          </table:table-cell>
          <table:table-cell table:style-name="ce3" office:value-type="float" office:value="-0.000000000813201950222719" calcext:value-type="float">
            <text:p>-8.13201950222719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66.248499127599" calcext:value-type="float">
            <text:p>866.2484991276</text:p>
          </table:table-cell>
          <table:table-cell/>
          <table:table-cell table:style-name="ce4" table:formula="of:=[.F21]" office:value-type="float" office:value="866.24849912525" calcext:value-type="float">
            <text:p>866.2484991253</text:p>
          </table:table-cell>
          <table:table-cell/>
          <table:table-cell table:formula="of:=[.M33]/[.O33]" office:value-type="float" office:value="1.00000000000271" calcext:value-type="float">
            <text:p>1</text:p>
          </table:table-cell>
          <table:table-cell table:formula="of:=[.M33]-[.O33]" office:value-type="float" office:value="0.00000000234899744100403" calcext:value-type="float">
            <text:p>2.3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306" calcext:value-type="float">
            <text:p>3123.5911774931</text:p>
          </table:table-cell>
          <table:table-cell/>
          <table:table-cell table:style-name="ce3" office:value-type="float" office:value="0.999999999999063" calcext:value-type="float">
            <text:p>1</text:p>
          </table:table-cell>
          <table:table-cell table:style-name="ce3" office:value-type="float" office:value="-0.00000000292538970825262" calcext:value-type="float">
            <text:p>-2.92538970825262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3.59117749306" calcext:value-type="float">
            <text:p>3123.5911774931</text:p>
          </table:table-cell>
          <table:table-cell/>
          <table:table-cell table:style-name="ce4" table:formula="of:=[.F22]" office:value-type="float" office:value="3123.59117748459" calcext:value-type="float">
            <text:p>3123.5911774846</text:p>
          </table:table-cell>
          <table:table-cell/>
          <table:table-cell table:formula="of:=[.M34]/[.O34]" office:value-type="float" office:value="1.00000000000271" calcext:value-type="float">
            <text:p>1</text:p>
          </table:table-cell>
          <table:table-cell table:formula="of:=[.M34]-[.O34]" office:value-type="float" office:value="0.00000000847012415761128" calcext:value-type="float">
            <text:p>8.47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718" calcext:value-type="float">
            <text:p>1244.2885228472</text:p>
          </table:table-cell>
          <table:table-cell/>
          <table:table-cell table:style-name="ce3" office:value-type="float" office:value="0.999999999999062" calcext:value-type="float">
            <text:p>1</text:p>
          </table:table-cell>
          <table:table-cell table:style-name="ce3" office:value-type="float" office:value="-0.00000000116710907605011" calcext:value-type="float">
            <text:p>-1.16710907605011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28852284718" calcext:value-type="float">
            <text:p>1244.2885228472</text:p>
          </table:table-cell>
          <table:table-cell/>
          <table:table-cell table:style-name="ce4" table:formula="of:=[.F23]" office:value-type="float" office:value="1244.2885228438" calcext:value-type="float">
            <text:p>1244.2885228438</text:p>
          </table:table-cell>
          <table:table-cell/>
          <table:table-cell table:formula="of:=[.M35]/[.O35]" office:value-type="float" office:value="1.00000000000272" calcext:value-type="float">
            <text:p>1</text:p>
          </table:table-cell>
          <table:table-cell table:formula="of:=[.M35]-[.O35]" office:value-type="float" office:value="0.00000000338013705913909" calcext:value-type="float">
            <text:p>3.3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197" calcext:value-type="float">
            <text:p>0.5858142639</text:p>
          </table:table-cell>
          <table:table-cell/>
          <table:table-cell table:style-name="ce3" office:value-type="float" office:value="0.585814263857033" calcext:value-type="float">
            <text:p>0.5858142639</text:p>
          </table:table-cell>
          <table:table-cell/>
          <table:table-cell table:style-name="ce3" office:value-type="float" office:value="1.00000000002076" calcext:value-type="float">
            <text:p>1</text:p>
          </table:table-cell>
          <table:table-cell table:style-name="ce3" office:value-type="float" office:value="0.0000000000121637144800957" calcext:value-type="float">
            <text:p>1.21637144800957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585814263857033" calcext:value-type="float">
            <text:p>0.5858142639</text:p>
          </table:table-cell>
          <table:table-cell/>
          <table:table-cell table:style-name="ce4" table:formula="of:=[.F24]" office:value-type="float" office:value="0.58581426389347" calcext:value-type="float">
            <text:p>0.5858142639</text:p>
          </table:table-cell>
          <table:table-cell/>
          <table:table-cell table:formula="of:=[.M36]/[.O36]" office:value-type="float" office:value="0.999999999937801" calcext:value-type="float">
            <text:p>0.9999999999</text:p>
          </table:table-cell>
          <table:table-cell table:formula="of:=[.M36]-[.O36]" office:value-type="float" office:value="-0.0000000000364369645566853" calcext:value-type="float">
            <text:p>-3.64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3" calcext:value-type="float">
            <text:p>2.1123779933</text:p>
          </table:table-cell>
          <table:table-cell/>
          <table:table-cell table:style-name="ce3" office:value-type="float" office:value="2.11237799323897" calcext:value-type="float">
            <text:p>2.1123779932</text:p>
          </table:table-cell>
          <table:table-cell/>
          <table:table-cell table:style-name="ce3" office:value-type="float" office:value="1.00000000002076" calcext:value-type="float">
            <text:p>1</text:p>
          </table:table-cell>
          <table:table-cell table:style-name="ce3" office:value-type="float" office:value="0.0000000000438622471676808" calcext:value-type="float">
            <text:p>4.38622471676808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11237799323897" calcext:value-type="float">
            <text:p>2.1123779932</text:p>
          </table:table-cell>
          <table:table-cell/>
          <table:table-cell table:style-name="ce4" table:formula="of:=[.F25]" office:value-type="float" office:value="2.11237799337035" calcext:value-type="float">
            <text:p>2.1123779934</text:p>
          </table:table-cell>
          <table:table-cell/>
          <table:table-cell table:formula="of:=[.M37]/[.O37]" office:value-type="float" office:value="0.999999999937805" calcext:value-type="float">
            <text:p>0.9999999999</text:p>
          </table:table-cell>
          <table:table-cell table:formula="of:=[.M37]-[.O37]" office:value-type="float" office:value="-0.000000000131379795931252" calcext:value-type="float">
            <text:p>-1.31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27" calcext:value-type="float">
            <text:p>0.8414698159</text:p>
          </table:table-cell>
          <table:table-cell/>
          <table:table-cell table:style-name="ce3" office:value-type="float" office:value="0.841469815845653" calcext:value-type="float">
            <text:p>0.8414698158</text:p>
          </table:table-cell>
          <table:table-cell/>
          <table:table-cell table:style-name="ce3" office:value-type="float" office:value="1.00000000002077" calcext:value-type="float">
            <text:p>1</text:p>
          </table:table-cell>
          <table:table-cell table:style-name="ce3" office:value-type="float" office:value="0.000000000017473245073063" calcext:value-type="float">
            <text:p>1.7473245073063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1469815845653" calcext:value-type="float">
            <text:p>0.8414698158</text:p>
          </table:table-cell>
          <table:table-cell/>
          <table:table-cell table:style-name="ce4" table:formula="of:=[.F26]" office:value-type="float" office:value="0.841469815897992" calcext:value-type="float">
            <text:p>0.8414698159</text:p>
          </table:table-cell>
          <table:table-cell/>
          <table:table-cell table:formula="of:=[.M38]/[.O38]" office:value-type="float" office:value="0.9999999999378" calcext:value-type="float">
            <text:p>0.9999999999</text:p>
          </table:table-cell>
          <table:table-cell table:formula="of:=[.M38]-[.O38]" office:value-type="float" office:value="-0.0000000000523390220052988" calcext:value-type="float">
            <text:p>-5.23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0270006239588838" calcext:value-type="float">
            <text:p>-2.7000623958883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6785" calcext:value-type="float">
            <text:p>866.248499126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341060513164848" calcext:value-type="float">
            <text:p>3.4106051316484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66.248499126785" calcext:value-type="float">
            <text:p>866.2484991268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66.248499126785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014" calcext:value-type="float">
            <text:p>3123.5911774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136424205265939" calcext:value-type="float">
            <text:p>-1.36424205265939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3.59117749014" calcext:value-type="float">
            <text:p>3123.591177490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3.59117749014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682121026329696" calcext:value-type="float">
            <text:p>6.82121026329696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28852284601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197" calcext:value-type="float">
            <text:p>0.5858142639</text:p>
          </table:table-cell>
          <table:table-cell/>
          <table:table-cell table:style-name="ce3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99999999999997" calcext:value-type="float">
            <text:p>1</text:p>
          </table:table-cell>
          <table:table-cell table:style-name="ce3" office:value-type="float" office:value="-0.0000000000000173194791841524" calcext:value-type="float">
            <text:p>-1.73194791841524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585814263869214" calcext:value-type="float">
            <text:p>0.585814263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585814263869214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3" calcext:value-type="float">
            <text:p>2.1123779933</text:p>
          </table:table-cell>
          <table:table-cell/>
          <table:table-cell table:style-name="ce3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0.999999999999971" calcext:value-type="float">
            <text:p>1</text:p>
          </table:table-cell>
          <table:table-cell table:style-name="ce3" office:value-type="float" office:value="-0.0000000000000603961325396085" calcext:value-type="float">
            <text:p>-6.03961325396085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11237799328289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27" calcext:value-type="float">
            <text:p>0.8414698159</text:p>
          </table:table-cell>
          <table:table-cell/>
          <table:table-cell table:style-name="ce3" office:value-type="float" office:value="0.84146981586315" calcext:value-type="float">
            <text:p>0.8414698159</text:p>
          </table:table-cell>
          <table:table-cell/>
          <table:table-cell table:style-name="ce3" office:value-type="float" office:value="0.999999999999972" calcext:value-type="float">
            <text:p>1</text:p>
          </table:table-cell>
          <table:table-cell table:style-name="ce3" office:value-type="float" office:value="-0.0000000000000234257058195908" calcext:value-type="float">
            <text:p>-2.34257058195908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146981586315" calcext:value-type="float">
            <text:p>0.841469815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146981586315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99475983006414" calcext:value-type="float">
            <text:p>-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85" calcext:value-type="float">
            <text:p>866.2484991268</text:p>
          </table:table-cell>
          <table:table-cell/>
          <table:table-cell table:style-name="ce4" table:formula="of:=[.F33]" office:value-type="float" office:value="866.248499127599" calcext:value-type="float">
            <text:p>866.2484991276</text:p>
          </table:table-cell>
          <table:table-cell/>
          <table:table-cell table:formula="of:=[.M57]/[.O57]" office:value-type="float" office:value="0.99999999999906" calcext:value-type="float">
            <text:p>1</text:p>
          </table:table-cell>
          <table:table-cell table:formula="of:=[.M57]-[.O57]" office:value-type="float" office:value="-0.000000000813997758086771" calcext:value-type="float">
            <text:p>-8.14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4" calcext:value-type="float">
            <text:p>3123.5911774901</text:p>
          </table:table-cell>
          <table:table-cell/>
          <table:table-cell table:style-name="ce4" table:formula="of:=[.F34]" office:value-type="float" office:value="3123.59117749306" calcext:value-type="float">
            <text:p>3123.5911774931</text:p>
          </table:table-cell>
          <table:table-cell/>
          <table:table-cell table:formula="of:=[.M58]/[.O58]" office:value-type="float" office:value="0.999999999999065" calcext:value-type="float">
            <text:p>1</text:p>
          </table:table-cell>
          <table:table-cell table:formula="of:=[.M58]-[.O58]" office:value-type="float" office:value="-0.00000000291993274004199" calcext:value-type="float">
            <text:p>-2.92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style-name="ce4" table:formula="of:=[.F35]" office:value-type="float" office:value="1244.28852284718" calcext:value-type="float">
            <text:p>1244.2885228472</text:p>
          </table:table-cell>
          <table:table-cell/>
          <table:table-cell table:formula="of:=[.M59]/[.O59]" office:value-type="float" office:value="0.99999999999906" calcext:value-type="float">
            <text:p>1</text:p>
          </table:table-cell>
          <table:table-cell table:formula="of:=[.M59]-[.O59]" office:value-type="float" office:value="-0.00000000117006493383087" calcext:value-type="float">
            <text:p>-1.1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214" calcext:value-type="float">
            <text:p>0.5858142639</text:p>
          </table:table-cell>
          <table:table-cell/>
          <table:table-cell table:style-name="ce4" table:formula="of:=[.F36]" office:value-type="float" office:value="0.585814263857033" calcext:value-type="float">
            <text:p>0.5858142639</text:p>
          </table:table-cell>
          <table:table-cell/>
          <table:table-cell table:formula="of:=[.M60]/[.O60]" office:value-type="float" office:value="1.00000000002079" calcext:value-type="float">
            <text:p>1</text:p>
          </table:table-cell>
          <table:table-cell table:formula="of:=[.M60]-[.O60]" office:value-type="float" office:value="0.0000000000121810339592798" calcext:value-type="float">
            <text:p>1.22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style-name="ce4" table:formula="of:=[.F37]" office:value-type="float" office:value="2.11237799323897" calcext:value-type="float">
            <text:p>2.1123779932</text:p>
          </table:table-cell>
          <table:table-cell/>
          <table:table-cell table:formula="of:=[.M61]/[.O61]" office:value-type="float" office:value="1.00000000002079" calcext:value-type="float">
            <text:p>1</text:p>
          </table:table-cell>
          <table:table-cell table:formula="of:=[.M61]-[.O61]" office:value-type="float" office:value="0.0000000000439199787649613" calcext:value-type="float">
            <text:p>4.39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315" calcext:value-type="float">
            <text:p>0.8414698159</text:p>
          </table:table-cell>
          <table:table-cell/>
          <table:table-cell table:style-name="ce4" table:formula="of:=[.F38]" office:value-type="float" office:value="0.841469815845653" calcext:value-type="float">
            <text:p>0.8414698158</text:p>
          </table:table-cell>
          <table:table-cell/>
          <table:table-cell table:formula="of:=[.M62]/[.O62]" office:value-type="float" office:value="1.00000000002079" calcext:value-type="float">
            <text:p>1</text:p>
          </table:table-cell>
          <table:table-cell table:formula="of:=[.M62]-[.O62]" office:value-type="float" office:value="0.0000000000174968928234875" calcext:value-type="float">
            <text:p>1.75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85" calcext:value-type="float">
            <text:p>866.2484991268</text:p>
          </table:table-cell>
          <table:table-cell/>
          <table:table-cell table:style-name="ce4" table:formula="of:=[.F21]" office:value-type="float" office:value="866.24849912525" calcext:value-type="float">
            <text:p>866.2484991253</text:p>
          </table:table-cell>
          <table:table-cell/>
          <table:table-cell table:formula="of:=[.M69]/[.O69]" office:value-type="float" office:value="1.00000000000177" calcext:value-type="float">
            <text:p>1</text:p>
          </table:table-cell>
          <table:table-cell table:formula="of:=[.M69]-[.O69]" office:value-type="float" office:value="0.00000000153499968291726" calcext:value-type="float">
            <text:p>1.53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4" calcext:value-type="float">
            <text:p>3123.5911774901</text:p>
          </table:table-cell>
          <table:table-cell/>
          <table:table-cell table:style-name="ce4" table:formula="of:=[.F22]" office:value-type="float" office:value="3123.59117748459" calcext:value-type="float">
            <text:p>3123.5911774846</text:p>
          </table:table-cell>
          <table:table-cell/>
          <table:table-cell table:formula="of:=[.M70]/[.O70]" office:value-type="float" office:value="1.00000000000178" calcext:value-type="float">
            <text:p>1</text:p>
          </table:table-cell>
          <table:table-cell table:formula="of:=[.M70]-[.O70]" office:value-type="float" office:value="0.00000000555019141756929" calcext:value-type="float">
            <text:p>5.5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style-name="ce4" table:formula="of:=[.F23]" office:value-type="float" office:value="1244.2885228438" calcext:value-type="float">
            <text:p>1244.2885228438</text:p>
          </table:table-cell>
          <table:table-cell/>
          <table:table-cell table:formula="of:=[.M71]/[.O71]" office:value-type="float" office:value="1.00000000000178" calcext:value-type="float">
            <text:p>1</text:p>
          </table:table-cell>
          <table:table-cell table:formula="of:=[.M71]-[.O71]" office:value-type="float" office:value="0.00000000221007212530822" calcext:value-type="float">
            <text:p>2.2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214" calcext:value-type="float">
            <text:p>0.5858142639</text:p>
          </table:table-cell>
          <table:table-cell/>
          <table:table-cell table:style-name="ce4" table:formula="of:=[.F24]" office:value-type="float" office:value="0.58581426389347" calcext:value-type="float">
            <text:p>0.5858142639</text:p>
          </table:table-cell>
          <table:table-cell/>
          <table:table-cell table:formula="of:=[.M72]/[.O72]" office:value-type="float" office:value="0.999999999958594" calcext:value-type="float">
            <text:p>1</text:p>
          </table:table-cell>
          <table:table-cell table:formula="of:=[.M72]-[.O72]" office:value-type="float" office:value="-0.0000000000242559305974055" calcext:value-type="float">
            <text:p>-2.43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style-name="ce4" table:formula="of:=[.F25]" office:value-type="float" office:value="2.11237799337035" calcext:value-type="float">
            <text:p>2.1123779934</text:p>
          </table:table-cell>
          <table:table-cell/>
          <table:table-cell table:formula="of:=[.M73]/[.O73]" office:value-type="float" office:value="0.999999999958597" calcext:value-type="float">
            <text:p>1</text:p>
          </table:table-cell>
          <table:table-cell table:formula="of:=[.M73]-[.O73]" office:value-type="float" office:value="-0.000000000087459817166291" calcext:value-type="float">
            <text:p>-8.75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315" calcext:value-type="float">
            <text:p>0.8414698159</text:p>
          </table:table-cell>
          <table:table-cell/>
          <table:table-cell table:style-name="ce4" table:formula="of:=[.F26]" office:value-type="float" office:value="0.841469815897992" calcext:value-type="float">
            <text:p>0.8414698159</text:p>
          </table:table-cell>
          <table:table-cell/>
          <table:table-cell table:formula="of:=[.M74]/[.O74]" office:value-type="float" office:value="0.999999999958594" calcext:value-type="float">
            <text:p>1</text:p>
          </table:table-cell>
          <table:table-cell table:formula="of:=[.M74]-[.O74]" office:value-type="float" office:value="-0.0000000000348421291818113" calcext:value-type="float">
            <text:p>-3.48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-0.6 km MOLA" calcext:value-type="string">
            <text:p>-0.6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6.248499126786" calcext:value-type="float">
            <text:p>866.2484991268</text:p>
          </table:table-cell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66.248499126786" calcext:value-type="float">
            <text:p>866.248499126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6.248499126636" calcext:value-type="float">
            <text:p>866.248499126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66.248499126636" calcext:value-type="float">
            <text:p>-8.6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3.59117749013" calcext:value-type="float">
            <text:p>3123.5911774901</text:p>
          </table:table-cell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3.59117749013" calcext:value-type="float">
            <text:p>3123.59117749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3.5911774896" calcext:value-type="float">
            <text:p>3123.591177489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3.5911774896" calcext:value-type="float">
            <text:p>-3.1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28852284601" calcext:value-type="float">
            <text:p>1244.28852284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2885228458" calcext:value-type="float">
            <text:p>1244.288522845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2885228458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585814263869214" calcext:value-type="float">
            <text:p>0.5858142639</text:p>
          </table:table-cell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585814263869214" calcext:value-type="float">
            <text:p>0.585814263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585814263871559" calcext:value-type="float">
            <text:p>0.585814263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585814263871559" calcext:value-type="float">
            <text:p>-5.8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11237799328289" calcext:value-type="float">
            <text:p>2.1123779933</text:p>
          </table:table-cell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11237799328289" calcext:value-type="float">
            <text:p>2.11237799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11237799329135" calcext:value-type="float">
            <text:p>2.112377993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11237799329135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1469815863151" calcext:value-type="float">
            <text:p>0.8414698159</text:p>
          </table:table-cell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1469815863151" calcext:value-type="float">
            <text:p>0.841469815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146981586652" calcext:value-type="float">
            <text:p>0.841469815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146981586652" calcext:value-type="float">
            <text:p>-8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6636" calcext:value-type="float">
            <text:p>866.2484991266</text:p>
          </table:table-cell>
          <table:table-cell/>
          <table:table-cell table:style-name="ce3" office:value-type="float" office:value="1.00000000000017" calcext:value-type="float">
            <text:p>1</text:p>
          </table:table-cell>
          <table:table-cell table:style-name="ce3" office:value-type="float" office:value="0.000000000149270817928482" calcext:value-type="float">
            <text:p>1.49270817928482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6.248499126909" calcext:value-type="float">
            <text:p>866.248499126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66.248499126909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896" calcext:value-type="float">
            <text:p>3123.5911774896</text:p>
          </table:table-cell>
          <table:table-cell/>
          <table:table-cell table:style-name="ce3" office:value-type="float" office:value="1.00000000000017" calcext:value-type="float">
            <text:p>1</text:p>
          </table:table-cell>
          <table:table-cell table:style-name="ce3" office:value-type="float" office:value="0.000000000537966116098687" calcext:value-type="float">
            <text:p>5.37966116098687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3.59117749058" calcext:value-type="float">
            <text:p>3123.5911774906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3.59117749058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58" calcext:value-type="float">
            <text:p>1244.2885228458</text:p>
          </table:table-cell>
          <table:table-cell/>
          <table:table-cell table:style-name="ce3" office:value-type="float" office:value="1.00000000000017" calcext:value-type="float">
            <text:p>1</text:p>
          </table:table-cell>
          <table:table-cell table:style-name="ce3" office:value-type="float" office:value="0.000000000214186002267525" calcext:value-type="float">
            <text:p>2.14186002267525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28852284619" calcext:value-type="float">
            <text:p>1244.288522846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28852284619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585814263871559" calcext:value-type="float">
            <text:p>0.5858142639</text:p>
          </table:table-cell>
          <table:table-cell/>
          <table:table-cell table:style-name="ce3" office:value-type="float" office:value="0.999999999995997" calcext:value-type="float">
            <text:p>1</text:p>
          </table:table-cell>
          <table:table-cell table:style-name="ce3" office:value-type="float" office:value="-0.00000000000234479102800833" calcext:value-type="float">
            <text:p>-2.34479102800833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58581426386736" calcext:value-type="float">
            <text:p>0.5858142639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58581426386736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2.11237799329135" calcext:value-type="float">
            <text:p>2.1123779933</text:p>
          </table:table-cell>
          <table:table-cell/>
          <table:table-cell table:style-name="ce3" office:value-type="float" office:value="0.999999999995997" calcext:value-type="float">
            <text:p>1</text:p>
          </table:table-cell>
          <table:table-cell table:style-name="ce3" office:value-type="float" office:value="-0.00000000000845501446633534" calcext:value-type="float">
            <text:p>-8.45501446633534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11237799327621" calcext:value-type="float">
            <text:p>2.112377993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11237799327621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1" calcext:value-type="float">
            <text:p>0.8414698159</text:p>
          </table:table-cell>
          <table:table-cell/>
          <table:table-cell table:style-name="ce3" office:value-type="float" office:value="0.84146981586652" calcext:value-type="float">
            <text:p>0.8414698159</text:p>
          </table:table-cell>
          <table:table-cell/>
          <table:table-cell table:style-name="ce3" office:value-type="float" office:value="0.999999999995997" calcext:value-type="float">
            <text:p>1</text:p>
          </table:table-cell>
          <table:table-cell table:style-name="ce3" office:value-type="float" office:value="-0.00000000000336830563441026" calcext:value-type="float">
            <text:p>-3.36830563441026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146981586049" calcext:value-type="float">
            <text:p>0.841469815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146981586049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85265128291212" calcext:value-type="float">
            <text:p>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6909" calcext:value-type="float">
            <text:p>866.2484991269</text:p>
          </table:table-cell>
          <table:table-cell/>
          <table:table-cell table:style-name="ce3" office:value-type="float" office:value="0.999999999999857" calcext:value-type="float">
            <text:p>1</text:p>
          </table:table-cell>
          <table:table-cell table:style-name="ce3" office:value-type="float" office:value="-0.00000000012380496627884" calcext:value-type="float">
            <text:p>-1.2380496627884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66.248499126909" calcext:value-type="float">
            <text:p>866.2484991269</text:p>
          </table:table-cell>
          <table:table-cell/>
          <table:table-cell table:style-name="ce4" table:formula="of:=[.F21]" office:value-type="float" office:value="866.248499126636" calcext:value-type="float">
            <text:p>866.2484991266</text:p>
          </table:table-cell>
          <table:table-cell/>
          <table:table-cell table:formula="of:=[.M33]/[.O33]" office:value-type="float" office:value="1.00000000000032" calcext:value-type="float">
            <text:p>1</text:p>
          </table:table-cell>
          <table:table-cell table:formula="of:=[.M33]-[.O33]" office:value-type="float" office:value="0.0000000002729620973696" calcext:value-type="float">
            <text:p>2.73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058" calcext:value-type="float">
            <text:p>3123.5911774906</text:p>
          </table:table-cell>
          <table:table-cell/>
          <table:table-cell table:style-name="ce3" office:value-type="float" office:value="0.999999999999857" calcext:value-type="float">
            <text:p>1</text:p>
          </table:table-cell>
          <table:table-cell table:style-name="ce3" office:value-type="float" office:value="-0.000000000446561898570508" calcext:value-type="float">
            <text:p>-4.46561898570508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3.59117749058" calcext:value-type="float">
            <text:p>3123.5911774906</text:p>
          </table:table-cell>
          <table:table-cell/>
          <table:table-cell table:style-name="ce4" table:formula="of:=[.F22]" office:value-type="float" office:value="3123.5911774896" calcext:value-type="float">
            <text:p>3123.5911774896</text:p>
          </table:table-cell>
          <table:table-cell/>
          <table:table-cell table:formula="of:=[.M34]/[.O34]" office:value-type="float" office:value="1.00000000000031" calcext:value-type="float">
            <text:p>1</text:p>
          </table:table-cell>
          <table:table-cell table:formula="of:=[.M34]-[.O34]" office:value-type="float" office:value="0.00000000097998054116033" calcext:value-type="float">
            <text:p>9.8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619" calcext:value-type="float">
            <text:p>1244.2885228462</text:p>
          </table:table-cell>
          <table:table-cell/>
          <table:table-cell table:style-name="ce3" office:value-type="float" office:value="0.999999999999855" calcext:value-type="float">
            <text:p>1</text:p>
          </table:table-cell>
          <table:table-cell table:style-name="ce3" office:value-type="float" office:value="-0.000000000179852577275597" calcext:value-type="float">
            <text:p>-1.79852577275597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28852284619" calcext:value-type="float">
            <text:p>1244.2885228462</text:p>
          </table:table-cell>
          <table:table-cell/>
          <table:table-cell table:style-name="ce4" table:formula="of:=[.F23]" office:value-type="float" office:value="1244.2885228458" calcext:value-type="float">
            <text:p>1244.2885228458</text:p>
          </table:table-cell>
          <table:table-cell/>
          <table:table-cell table:formula="of:=[.M35]/[.O35]" office:value-type="float" office:value="1.00000000000031" calcext:value-type="float">
            <text:p>1</text:p>
          </table:table-cell>
          <table:table-cell table:formula="of:=[.M35]-[.O35]" office:value-type="float" office:value="0.000000000390173227060586" calcext:value-type="float">
            <text:p>3.9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58581426386736" calcext:value-type="float">
            <text:p>0.5858142639</text:p>
          </table:table-cell>
          <table:table-cell/>
          <table:table-cell table:style-name="ce3" office:value-type="float" office:value="1.00000000000316" calcext:value-type="float">
            <text:p>1</text:p>
          </table:table-cell>
          <table:table-cell table:style-name="ce3" office:value-type="float" office:value="0.00000000000185385040651909" calcext:value-type="float">
            <text:p>1.85385040651909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58581426386736" calcext:value-type="float">
            <text:p>0.5858142639</text:p>
          </table:table-cell>
          <table:table-cell/>
          <table:table-cell table:style-name="ce4" table:formula="of:=[.F24]" office:value-type="float" office:value="0.585814263871559" calcext:value-type="float">
            <text:p>0.5858142639</text:p>
          </table:table-cell>
          <table:table-cell/>
          <table:table-cell table:formula="of:=[.M36]/[.O36]" office:value-type="float" office:value="0.999999999992832" calcext:value-type="float">
            <text:p>1</text:p>
          </table:table-cell>
          <table:table-cell table:formula="of:=[.M36]-[.O36]" office:value-type="float" office:value="-0.0000000000041989745014348" calcext:value-type="float">
            <text:p>-4.20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2.11237799327621" calcext:value-type="float">
            <text:p>2.1123779933</text:p>
          </table:table-cell>
          <table:table-cell/>
          <table:table-cell table:style-name="ce3" office:value-type="float" office:value="1.00000000000316" calcext:value-type="float">
            <text:p>1</text:p>
          </table:table-cell>
          <table:table-cell table:style-name="ce3" office:value-type="float" office:value="0.00000000000668398669745329" calcext:value-type="float">
            <text:p>6.68398669745329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11237799327621" calcext:value-type="float">
            <text:p>2.1123779933</text:p>
          </table:table-cell>
          <table:table-cell/>
          <table:table-cell table:style-name="ce4" table:formula="of:=[.F25]" office:value-type="float" office:value="2.11237799329135" calcext:value-type="float">
            <text:p>2.1123779933</text:p>
          </table:table-cell>
          <table:table-cell/>
          <table:table-cell table:formula="of:=[.M37]/[.O37]" office:value-type="float" office:value="0.999999999992833" calcext:value-type="float">
            <text:p>1</text:p>
          </table:table-cell>
          <table:table-cell table:formula="of:=[.M37]-[.O37]" office:value-type="float" office:value="-0.0000000000151398893422083" calcext:value-type="float">
            <text:p>-1.5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1" calcext:value-type="float">
            <text:p>0.8414698159</text:p>
          </table:table-cell>
          <table:table-cell/>
          <table:table-cell table:style-name="ce3" office:value-type="float" office:value="0.84146981586049" calcext:value-type="float">
            <text:p>0.8414698159</text:p>
          </table:table-cell>
          <table:table-cell/>
          <table:table-cell table:style-name="ce3" office:value-type="float" office:value="1.00000000000316" calcext:value-type="float">
            <text:p>1</text:p>
          </table:table-cell>
          <table:table-cell table:style-name="ce3" office:value-type="float" office:value="0.00000000000266164867923635" calcext:value-type="float">
            <text:p>2.66164867923635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146981586049" calcext:value-type="float">
            <text:p>0.8414698159</text:p>
          </table:table-cell>
          <table:table-cell/>
          <table:table-cell table:style-name="ce4" table:formula="of:=[.F26]" office:value-type="float" office:value="0.84146981586652" calcext:value-type="float">
            <text:p>0.8414698159</text:p>
          </table:table-cell>
          <table:table-cell/>
          <table:table-cell table:formula="of:=[.M38]/[.O38]" office:value-type="float" office:value="0.999999999992834" calcext:value-type="float">
            <text:p>1</text:p>
          </table:table-cell>
          <table:table-cell table:formula="of:=[.M38]-[.O38]" office:value-type="float" office:value="-0.00000000000603006533594908" calcext:value-type="float">
            <text:p>-6.03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1" calcext:value-type="float">
            <text:p>1</text:p>
          </table:table-cell>
          <table:table-cell table:formula="of:=[.M39]-[.O39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6787" calcext:value-type="float">
            <text:p>866.2484991268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159161572810262" calcext:value-type="float">
            <text:p>-1.59161572810262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66.248499126787" calcext:value-type="float">
            <text:p>866.2484991268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66.248499126787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014" calcext:value-type="float">
            <text:p>3123.5911774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136424205265939" calcext:value-type="float">
            <text:p>-1.36424205265939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3.59117749014" calcext:value-type="float">
            <text:p>3123.591177490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3.59117749014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28852284601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6.66133814775094E-016" calcext:value-type="float">
            <text:p>-6.66133814775094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585814263869214" calcext:value-type="float">
            <text:p>0.585814263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585814263869214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77635683940025E-015" calcext:value-type="float">
            <text:p>1.77635683940025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11237799328289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1" calcext:value-type="float">
            <text:p>0.8414698159</text:p>
          </table:table-cell>
          <table:table-cell/>
          <table:table-cell table:style-name="ce3" office:value-type="float" office:value="0.84146981586315" calcext:value-type="float">
            <text:p>0.841469815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11022302462516E-015" calcext:value-type="float">
            <text:p>1.11022302462516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146981586315" calcext:value-type="float">
            <text:p>0.841469815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146981586315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227373675443232" calcext:value-type="float">
            <text:p>-2.2737367544323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87" calcext:value-type="float">
            <text:p>866.2484991268</text:p>
          </table:table-cell>
          <table:table-cell/>
          <table:table-cell table:style-name="ce4" table:formula="of:=[.F33]" office:value-type="float" office:value="866.248499126909" calcext:value-type="float">
            <text:p>866.2484991269</text:p>
          </table:table-cell>
          <table:table-cell/>
          <table:table-cell table:formula="of:=[.M57]/[.O57]" office:value-type="float" office:value="0.999999999999859" calcext:value-type="float">
            <text:p>1</text:p>
          </table:table-cell>
          <table:table-cell table:formula="of:=[.M57]-[.O57]" office:value-type="float" office:value="-0.000000000121985976875294" calcext:value-type="float">
            <text:p>-1.22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4" calcext:value-type="float">
            <text:p>3123.5911774901</text:p>
          </table:table-cell>
          <table:table-cell/>
          <table:table-cell table:style-name="ce4" table:formula="of:=[.F34]" office:value-type="float" office:value="3123.59117749058" calcext:value-type="float">
            <text:p>3123.5911774906</text:p>
          </table:table-cell>
          <table:table-cell/>
          <table:table-cell table:formula="of:=[.M58]/[.O58]" office:value-type="float" office:value="0.999999999999859" calcext:value-type="float">
            <text:p>1</text:p>
          </table:table-cell>
          <table:table-cell table:formula="of:=[.M58]-[.O58]" office:value-type="float" office:value="-0.000000000439740688307211" calcext:value-type="float">
            <text:p>-4.4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style-name="ce4" table:formula="of:=[.F35]" office:value-type="float" office:value="1244.28852284619" calcext:value-type="float">
            <text:p>1244.2885228462</text:p>
          </table:table-cell>
          <table:table-cell/>
          <table:table-cell table:formula="of:=[.M59]/[.O59]" office:value-type="float" office:value="0.999999999999855" calcext:value-type="float">
            <text:p>1</text:p>
          </table:table-cell>
          <table:table-cell table:formula="of:=[.M59]-[.O59]" office:value-type="float" office:value="-0.00000000018007995095104" calcext:value-type="float">
            <text:p>-1.8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214" calcext:value-type="float">
            <text:p>0.5858142639</text:p>
          </table:table-cell>
          <table:table-cell/>
          <table:table-cell table:style-name="ce4" table:formula="of:=[.F36]" office:value-type="float" office:value="0.58581426386736" calcext:value-type="float">
            <text:p>0.5858142639</text:p>
          </table:table-cell>
          <table:table-cell/>
          <table:table-cell table:formula="of:=[.M60]/[.O60]" office:value-type="float" office:value="1.00000000000317" calcext:value-type="float">
            <text:p>1</text:p>
          </table:table-cell>
          <table:table-cell table:formula="of:=[.M60]-[.O60]" office:value-type="float" office:value="0.00000000000185407245112401" calcext:value-type="float">
            <text:p>1.85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style-name="ce4" table:formula="of:=[.F37]" office:value-type="float" office:value="2.11237799327621" calcext:value-type="float">
            <text:p>2.1123779933</text:p>
          </table:table-cell>
          <table:table-cell/>
          <table:table-cell table:formula="of:=[.M61]/[.O61]" office:value-type="float" office:value="1.00000000000316" calcext:value-type="float">
            <text:p>1</text:p>
          </table:table-cell>
          <table:table-cell table:formula="of:=[.M61]-[.O61]" office:value-type="float" office:value="0.00000000000667998989456464" calcext:value-type="float">
            <text:p>6.68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315" calcext:value-type="float">
            <text:p>0.8414698159</text:p>
          </table:table-cell>
          <table:table-cell/>
          <table:table-cell table:style-name="ce4" table:formula="of:=[.F38]" office:value-type="float" office:value="0.84146981586049" calcext:value-type="float">
            <text:p>0.8414698159</text:p>
          </table:table-cell>
          <table:table-cell/>
          <table:table-cell table:formula="of:=[.M62]/[.O62]" office:value-type="float" office:value="1.00000000000316" calcext:value-type="float">
            <text:p>1</text:p>
          </table:table-cell>
          <table:table-cell table:formula="of:=[.M62]-[.O62]" office:value-type="float" office:value="0.00000000000265998334469941" calcext:value-type="float">
            <text:p>2.66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87" calcext:value-type="float">
            <text:p>866.2484991268</text:p>
          </table:table-cell>
          <table:table-cell/>
          <table:table-cell table:style-name="ce4" table:formula="of:=[.F21]" office:value-type="float" office:value="866.248499126636" calcext:value-type="float">
            <text:p>866.2484991266</text:p>
          </table:table-cell>
          <table:table-cell/>
          <table:table-cell table:formula="of:=[.M69]/[.O69]" office:value-type="float" office:value="1.00000000000017" calcext:value-type="float">
            <text:p>1</text:p>
          </table:table-cell>
          <table:table-cell table:formula="of:=[.M69]-[.O69]" office:value-type="float" office:value="0.000000000150976120494306" calcext:value-type="float">
            <text:p>1.51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4" calcext:value-type="float">
            <text:p>3123.5911774901</text:p>
          </table:table-cell>
          <table:table-cell/>
          <table:table-cell table:style-name="ce4" table:formula="of:=[.F22]" office:value-type="float" office:value="3123.5911774896" calcext:value-type="float">
            <text:p>3123.5911774896</text:p>
          </table:table-cell>
          <table:table-cell/>
          <table:table-cell table:formula="of:=[.M70]/[.O70]" office:value-type="float" office:value="1.00000000000017" calcext:value-type="float">
            <text:p>1</text:p>
          </table:table-cell>
          <table:table-cell table:formula="of:=[.M70]-[.O70]" office:value-type="float" office:value="0.000000000540239852853119" calcext:value-type="float">
            <text:p>5.4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style-name="ce4" table:formula="of:=[.F23]" office:value-type="float" office:value="1244.2885228458" calcext:value-type="float">
            <text:p>1244.2885228458</text:p>
          </table:table-cell>
          <table:table-cell/>
          <table:table-cell table:formula="of:=[.M71]/[.O71]" office:value-type="float" office:value="1.00000000000017" calcext:value-type="float">
            <text:p>1</text:p>
          </table:table-cell>
          <table:table-cell table:formula="of:=[.M71]-[.O71]" office:value-type="float" office:value="0.000000000210093276109546" calcext:value-type="float">
            <text:p>2.1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214" calcext:value-type="float">
            <text:p>0.5858142639</text:p>
          </table:table-cell>
          <table:table-cell/>
          <table:table-cell table:style-name="ce4" table:formula="of:=[.F24]" office:value-type="float" office:value="0.585814263871559" calcext:value-type="float">
            <text:p>0.5858142639</text:p>
          </table:table-cell>
          <table:table-cell/>
          <table:table-cell table:formula="of:=[.M72]/[.O72]" office:value-type="float" office:value="0.999999999995997" calcext:value-type="float">
            <text:p>1</text:p>
          </table:table-cell>
          <table:table-cell table:formula="of:=[.M72]-[.O72]" office:value-type="float" office:value="-0.00000000000234490205031079" calcext:value-type="float">
            <text:p>-2.34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style-name="ce4" table:formula="of:=[.F25]" office:value-type="float" office:value="2.11237799329135" calcext:value-type="float">
            <text:p>2.1123779933</text:p>
          </table:table-cell>
          <table:table-cell/>
          <table:table-cell table:formula="of:=[.M73]/[.O73]" office:value-type="float" office:value="0.999999999995995" calcext:value-type="float">
            <text:p>1</text:p>
          </table:table-cell>
          <table:table-cell table:formula="of:=[.M73]-[.O73]" office:value-type="float" office:value="-0.00000000000845989944764369" calcext:value-type="float">
            <text:p>-8.46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315" calcext:value-type="float">
            <text:p>0.8414698159</text:p>
          </table:table-cell>
          <table:table-cell/>
          <table:table-cell table:style-name="ce4" table:formula="of:=[.F26]" office:value-type="float" office:value="0.84146981586652" calcext:value-type="float">
            <text:p>0.8414698159</text:p>
          </table:table-cell>
          <table:table-cell/>
          <table:table-cell table:formula="of:=[.M74]/[.O74]" office:value-type="float" office:value="0.999999999995995" calcext:value-type="float">
            <text:p>1</text:p>
          </table:table-cell>
          <table:table-cell table:formula="of:=[.M74]-[.O74]" office:value-type="float" office:value="-0.00000000000337008199124966" calcext:value-type="float">
            <text:p>-3.37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.00000000000001" calcext:value-type="float">
            <text:p>1</text:p>
          </table:table-cell>
          <table:table-cell table:formula="of:=[.M75]-[.O75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6.248499126786" calcext:value-type="float">
            <text:p>866.2484991268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66.248499126786" calcext:value-type="float">
            <text:p>866.248499126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6.24849912677" calcext:value-type="float">
            <text:p>866.248499126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66.24849912677" calcext:value-type="float">
            <text:p>-8.66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3.59117749013" calcext:value-type="float">
            <text:p>3123.5911774901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3.59117749013" calcext:value-type="float">
            <text:p>3123.59117749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3.59117749008" calcext:value-type="float">
            <text:p>3123.591177490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3.59117749008" calcext:value-type="float">
            <text:p>-3.12E+003</text:p>
          </table:table-cell>
          <table:table-cell/>
          <table:table-cell table:style-name="ce3" table:formula="of:=SQRT([.D9]*[.D9]+[.D10]*[.D10]+[.D11]*[.D11])" office:value-type="float" office:value="3472.09767063369" calcext:value-type="float">
            <text:p>3472.0976706337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72.09767063369" calcext:value-type="float">
            <text:p>3472.097670633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28852284601" calcext:value-type="float">
            <text:p>1244.28852284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28852284599" calcext:value-type="float">
            <text:p>1244.28852284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28852284599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585814263869214" calcext:value-type="float">
            <text:p>0.5858142639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585814263869214" calcext:value-type="float">
            <text:p>0.585814263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585814263869455" calcext:value-type="float">
            <text:p>0.585814263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585814263869455" calcext:value-type="float">
            <text:p>-5.86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11237799328289" calcext:value-type="float">
            <text:p>2.1123779933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11237799328289" calcext:value-type="float">
            <text:p>2.11237799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11237799328376" calcext:value-type="float">
            <text:p>2.112377993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11237799328376" calcext:value-type="float">
            <text:p>-2.11E+000</text:p>
          </table:table-cell>
          <table:table-cell/>
          <table:table-cell table:style-name="ce3" table:formula="of:=SQRT([.D12]*[.D12]+[.D13]*[.D13]+[.D14]*[.D14])" office:value-type="float" office:value="2.34806102758579" calcext:value-type="float">
            <text:p>2.3480610276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34806102758579" calcext:value-type="float">
            <text:p>2.348061027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1469815863152" calcext:value-type="float">
            <text:p>0.8414698159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1469815863152" calcext:value-type="float">
            <text:p>0.841469815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1469815863498" calcext:value-type="float">
            <text:p>0.841469815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1469815863498" calcext:value-type="float">
            <text:p>-8.41E-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677" calcext:value-type="float">
            <text:p>866.2484991268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154614099301398" calcext:value-type="float">
            <text:p>1.54614099301398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6.248499126804" calcext:value-type="float">
            <text:p>866.2484991268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66.248499126804" calcext:value-type="float">
            <text:p>-8.66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008" calcext:value-type="float">
            <text:p>3123.5911774901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536601874046028" calcext:value-type="float">
            <text:p>5.36601874046028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3.5911774902" calcext:value-type="float">
            <text:p>3123.591177490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3.5911774902" calcext:value-type="float">
            <text:p>-3.12E+003</text:p>
          </table:table-cell>
          <table:table-cell/>
          <table:table-cell table:style-name="ce3" table:formula="of:=SQRT([.D21]*[.D21]+[.D22]*[.D22]+[.D23]*[.D23])" office:value-type="float" office:value="3472.09767063369" calcext:value-type="float">
            <text:p>3472.0976706337</text:p>
          </table:table-cell>
          <table:table-cell/>
          <table:table-cell table:style-name="ce3" table:formula="of:=SQRT([.F21]*[.F21]+[.F22]*[.F22]+[.F23]*[.F23])" office:value-type="float" office:value="3472.09767063363" calcext:value-type="float">
            <text:p>3472.0976706336</text:p>
          </table:table-cell>
          <table:table-cell/>
          <table:table-cell table:formula="of:=[.T22]/[.V22]" office:value-type="float" office:value="1.00000000000002" calcext:value-type="float">
            <text:p>1</text:p>
          </table:table-cell>
          <table:table-cell table:formula="of:=[.T22]-[.V22]" office:value-type="float" office:value="0.0000000000559339241590351" calcext:value-type="float">
            <text:p>5.59339241590351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599" calcext:value-type="float">
            <text:p>1244.288522846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213731254916638" calcext:value-type="float">
            <text:p>2.13731254916638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28852284604" calcext:value-type="float">
            <text:p>1244.288522846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28852284604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585814263869455" calcext:value-type="float">
            <text:p>0.5858142639</text:p>
          </table:table-cell>
          <table:table-cell/>
          <table:table-cell table:style-name="ce3" office:value-type="float" office:value="0.999999999999589" calcext:value-type="float">
            <text:p>1</text:p>
          </table:table-cell>
          <table:table-cell table:style-name="ce3" office:value-type="float" office:value="-0.000000000000240585329436271" calcext:value-type="float">
            <text:p>-2.40585329436271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585814263868929" calcext:value-type="float">
            <text:p>0.5858142639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585814263868929" calcext:value-type="float">
            <text:p>-5.86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2.11237799328376" calcext:value-type="float">
            <text:p>2.1123779933</text:p>
          </table:table-cell>
          <table:table-cell/>
          <table:table-cell table:style-name="ce3" office:value-type="float" office:value="0.99999999999959" calcext:value-type="float">
            <text:p>1</text:p>
          </table:table-cell>
          <table:table-cell table:style-name="ce3" office:value-type="float" office:value="-0.000000000000866862137627322" calcext:value-type="float">
            <text:p>-8.66862137627322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11237799328186" calcext:value-type="float">
            <text:p>2.112377993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11237799328186" calcext:value-type="float">
            <text:p>-2.11E+000</text:p>
          </table:table-cell>
          <table:table-cell/>
          <table:table-cell table:style-name="ce3" table:formula="of:=SQRT([.D24]*[.D24]+[.D25]*[.D25]+[.D26]*[.D26])" office:value-type="float" office:value="2.34806102758579" calcext:value-type="float">
            <text:p>2.3480610276</text:p>
          </table:table-cell>
          <table:table-cell/>
          <table:table-cell table:style-name="ce3" table:formula="of:=SQRT([.F24]*[.F24]+[.F25]*[.F25]+[.F26]*[.F26])" office:value-type="float" office:value="2.34806102758676" calcext:value-type="float">
            <text:p>2.3480610276</text:p>
          </table:table-cell>
          <table:table-cell/>
          <table:table-cell table:formula="of:=[.T25]/[.V25]" office:value-type="float" office:value="0.999999999999588" calcext:value-type="float">
            <text:p>1</text:p>
          </table:table-cell>
          <table:table-cell table:formula="of:=[.T25]-[.V25]" office:value-type="float" office:value="-0.000000000000966782209843586" calcext:value-type="float">
            <text:p>-9.66782209843586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2" calcext:value-type="float">
            <text:p>0.8414698159</text:p>
          </table:table-cell>
          <table:table-cell/>
          <table:table-cell table:style-name="ce3" office:value-type="float" office:value="0.841469815863498" calcext:value-type="float">
            <text:p>0.8414698159</text:p>
          </table:table-cell>
          <table:table-cell/>
          <table:table-cell table:style-name="ce3" office:value-type="float" office:value="0.999999999999589" calcext:value-type="float">
            <text:p>1</text:p>
          </table:table-cell>
          <table:table-cell table:style-name="ce3" office:value-type="float" office:value="-0.000000000000346056516775661" calcext:value-type="float">
            <text:p>-3.46056516775661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1469815862742" calcext:value-type="float">
            <text:p>0.841469815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1469815862742" calcext:value-type="float">
            <text:p>-8.41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13" calcext:value-type="float">
            <text:p>13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6804" calcext:value-type="float">
            <text:p>866.2484991268</text:p>
          </table:table-cell>
          <table:table-cell/>
          <table:table-cell table:style-name="ce3" office:value-type="float" office:value="0.999999999999978" calcext:value-type="float">
            <text:p>1</text:p>
          </table:table-cell>
          <table:table-cell table:style-name="ce3" office:value-type="float" office:value="-0.000000000018644641386345" calcext:value-type="float">
            <text:p>-1.8644641386345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66.248499126804" calcext:value-type="float">
            <text:p>866.2484991268</text:p>
          </table:table-cell>
          <table:table-cell/>
          <table:table-cell table:style-name="ce4" table:formula="of:=[.F21]" office:value-type="float" office:value="866.24849912677" calcext:value-type="float">
            <text:p>866.2484991268</text:p>
          </table:table-cell>
          <table:table-cell/>
          <table:table-cell table:formula="of:=[.M33]/[.O33]" office:value-type="float" office:value="1.00000000000004" calcext:value-type="float">
            <text:p>1</text:p>
          </table:table-cell>
          <table:table-cell table:formula="of:=[.M33]-[.O33]" office:value-type="float" office:value="0.0000000000339923644787632" calcext:value-type="float">
            <text:p>3.40E-011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02" calcext:value-type="float">
            <text:p>3123.5911774902</text:p>
          </table:table-cell>
          <table:table-cell/>
          <table:table-cell table:style-name="ce3" office:value-type="float" office:value="0.999999999999978" calcext:value-type="float">
            <text:p>1</text:p>
          </table:table-cell>
          <table:table-cell table:style-name="ce3" office:value-type="float" office:value="-0.0000000000700310920365155" calcext:value-type="float">
            <text:p>-7.00310920365155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3.5911774902" calcext:value-type="float">
            <text:p>3123.5911774902</text:p>
          </table:table-cell>
          <table:table-cell/>
          <table:table-cell table:style-name="ce4" table:formula="of:=[.F22]" office:value-type="float" office:value="3123.59117749008" calcext:value-type="float">
            <text:p>3123.5911774901</text:p>
          </table:table-cell>
          <table:table-cell/>
          <table:table-cell table:formula="of:=[.M34]/[.O34]" office:value-type="float" office:value="1.00000000000004" calcext:value-type="float">
            <text:p>1</text:p>
          </table:table-cell>
          <table:table-cell table:formula="of:=[.M34]-[.O34]" office:value-type="float" office:value="0.000000000120053300634027" calcext:value-type="float">
            <text:p>1.20E-010</text:p>
          </table:table-cell>
          <table:table-cell/>
          <table:table-cell table:style-name="ce3" table:formula="of:=SQRT([.D33]*[.D33]+[.D34]*[.D34]+[.D35]*[.D35])" office:value-type="float" office:value="3472.09767063369" calcext:value-type="float">
            <text:p>3472.0976706337</text:p>
          </table:table-cell>
          <table:table-cell/>
          <table:table-cell table:style-name="ce3" table:formula="of:=SQRT([.F33]*[.F33]+[.F34]*[.F34]+[.F35]*[.F35])" office:value-type="float" office:value="3472.09767063377" calcext:value-type="float">
            <text:p>3472.0976706338</text:p>
          </table:table-cell>
          <table:table-cell/>
          <table:table-cell table:formula="of:=[.T34]/[.V34]" office:value-type="float" office:value="0.999999999999977" calcext:value-type="float">
            <text:p>1</text:p>
          </table:table-cell>
          <table:table-cell table:formula="of:=[.T34]-[.V34]" office:value-type="float" office:value="-0.0000000000786712917033583" calcext:value-type="float">
            <text:p>-7.86712917033583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604" calcext:value-type="float">
            <text:p>1244.288522846</text:p>
          </table:table-cell>
          <table:table-cell/>
          <table:table-cell table:style-name="ce3" office:value-type="float" office:value="0.999999999999978" calcext:value-type="float">
            <text:p>1</text:p>
          </table:table-cell>
          <table:table-cell table:style-name="ce3" office:value-type="float" office:value="-0.0000000000277395884040743" calcext:value-type="float">
            <text:p>-2.77395884040743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28852284604" calcext:value-type="float">
            <text:p>1244.288522846</text:p>
          </table:table-cell>
          <table:table-cell/>
          <table:table-cell table:style-name="ce4" table:formula="of:=[.F23]" office:value-type="float" office:value="1244.28852284599" calcext:value-type="float">
            <text:p>1244.288522846</text:p>
          </table:table-cell>
          <table:table-cell/>
          <table:table-cell table:formula="of:=[.M35]/[.O35]" office:value-type="float" office:value="1.00000000000004" calcext:value-type="float">
            <text:p>1</text:p>
          </table:table-cell>
          <table:table-cell table:formula="of:=[.M35]-[.O35]" office:value-type="float" office:value="0.0000000000500222085975111" calcext:value-type="float">
            <text:p>5.00E-01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585814263868929" calcext:value-type="float">
            <text:p>0.5858142639</text:p>
          </table:table-cell>
          <table:table-cell/>
          <table:table-cell table:style-name="ce3" office:value-type="float" office:value="1.00000000000049" calcext:value-type="float">
            <text:p>1</text:p>
          </table:table-cell>
          <table:table-cell table:style-name="ce3" office:value-type="float" office:value="0.000000000000285660384236053" calcext:value-type="float">
            <text:p>2.85660384236053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585814263868929" calcext:value-type="float">
            <text:p>0.5858142639</text:p>
          </table:table-cell>
          <table:table-cell/>
          <table:table-cell table:style-name="ce4" table:formula="of:=[.F24]" office:value-type="float" office:value="0.585814263869455" calcext:value-type="float">
            <text:p>0.5858142639</text:p>
          </table:table-cell>
          <table:table-cell/>
          <table:table-cell table:formula="of:=[.M36]/[.O36]" office:value-type="float" office:value="0.999999999999102" calcext:value-type="float">
            <text:p>1</text:p>
          </table:table-cell>
          <table:table-cell table:formula="of:=[.M36]-[.O36]" office:value-type="float" office:value="-0.000000000000525912646764937" calcext:value-type="float">
            <text:p>-5.26E-013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2.11237799328186" calcext:value-type="float">
            <text:p>2.1123779933</text:p>
          </table:table-cell>
          <table:table-cell/>
          <table:table-cell table:style-name="ce3" office:value-type="float" office:value="1.00000000000049" calcext:value-type="float">
            <text:p>1</text:p>
          </table:table-cell>
          <table:table-cell table:style-name="ce3" office:value-type="float" office:value="0.00000000000102806652080289" calcext:value-type="float">
            <text:p>1.02806652080289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11237799328186" calcext:value-type="float">
            <text:p>2.1123779933</text:p>
          </table:table-cell>
          <table:table-cell/>
          <table:table-cell table:style-name="ce4" table:formula="of:=[.F25]" office:value-type="float" office:value="2.11237799328376" calcext:value-type="float">
            <text:p>2.1123779933</text:p>
          </table:table-cell>
          <table:table-cell/>
          <table:table-cell table:formula="of:=[.M37]/[.O37]" office:value-type="float" office:value="0.9999999999991" calcext:value-type="float">
            <text:p>1</text:p>
          </table:table-cell>
          <table:table-cell table:formula="of:=[.M37]-[.O37]" office:value-type="float" office:value="-0.00000000000190025772894842" calcext:value-type="float">
            <text:p>-1.90E-012</text:p>
          </table:table-cell>
          <table:table-cell/>
          <table:table-cell table:style-name="ce3" table:formula="of:=SQRT([.D36]*[.D36]+[.D37]*[.D37]+[.D38]*[.D38])" office:value-type="float" office:value="2.34806102758579" calcext:value-type="float">
            <text:p>2.3480610276</text:p>
          </table:table-cell>
          <table:table-cell/>
          <table:table-cell table:style-name="ce3" table:formula="of:=SQRT([.F36]*[.F36]+[.F37]*[.F37]+[.F38]*[.F38])" office:value-type="float" office:value="2.34806102758465" calcext:value-type="float">
            <text:p>2.3480610276</text:p>
          </table:table-cell>
          <table:table-cell/>
          <table:table-cell table:formula="of:=[.T37]/[.V37]" office:value-type="float" office:value="1.00000000000049" calcext:value-type="float">
            <text:p>1</text:p>
          </table:table-cell>
          <table:table-cell table:formula="of:=[.T37]-[.V37]" office:value-type="float" office:value="0.00000000000114486198299346" calcext:value-type="float">
            <text:p>1.14486198299346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2" calcext:value-type="float">
            <text:p>0.8414698159</text:p>
          </table:table-cell>
          <table:table-cell/>
          <table:table-cell table:style-name="ce3" office:value-type="float" office:value="0.841469815862742" calcext:value-type="float">
            <text:p>0.8414698159</text:p>
          </table:table-cell>
          <table:table-cell/>
          <table:table-cell table:style-name="ce3" office:value-type="float" office:value="1.00000000000049" calcext:value-type="float">
            <text:p>1</text:p>
          </table:table-cell>
          <table:table-cell table:style-name="ce3" office:value-type="float" office:value="0.000000000000410671496808845" calcext:value-type="float">
            <text:p>4.10671496808845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1469815862742" calcext:value-type="float">
            <text:p>0.8414698159</text:p>
          </table:table-cell>
          <table:table-cell/>
          <table:table-cell table:style-name="ce4" table:formula="of:=[.F26]" office:value-type="float" office:value="0.841469815863498" calcext:value-type="float">
            <text:p>0.8414698159</text:p>
          </table:table-cell>
          <table:table-cell/>
          <table:table-cell table:formula="of:=[.M38]/[.O38]" office:value-type="float" office:value="0.999999999999102" calcext:value-type="float">
            <text:p>1</text:p>
          </table:table-cell>
          <table:table-cell table:formula="of:=[.M38]-[.O38]" office:value-type="float" office:value="-0.000000000000756061879769732" calcext:value-type="float">
            <text:p>-7.56E-0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85265128291212" calcext:value-type="float">
            <text:p>-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2" calcext:value-type="float">
            <text:p>152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66.248499126786" calcext:value-type="float">
            <text:p>866.2484991268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66.248499126786" calcext:value-type="float">
            <text:p>-8.66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3.59117749013" calcext:value-type="float">
            <text:p>3123.591177490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3.59117749013" calcext:value-type="float">
            <text:p>-3.12E+003</text:p>
          </table:table-cell>
          <table:table-cell/>
          <table:table-cell table:style-name="ce3" table:formula="of:=SQRT([.D45]*[.D45]+[.D46]*[.D46]+[.D47]*[.D47])" office:value-type="float" office:value="3472.09767063369" calcext:value-type="float">
            <text:p>3472.0976706337</text:p>
          </table:table-cell>
          <table:table-cell/>
          <table:table-cell table:style-name="ce3" table:formula="of:=SQRT([.F45]*[.F45]+[.F46]*[.F46]+[.F47]*[.F47])" office:value-type="float" office:value="3472.09767063369" calcext:value-type="float">
            <text:p>3472.0976706337</text:p>
          </table:table-cell>
          <table:table-cell/>
          <table:table-cell table:formula="of:=[.T46]/[.V46]" office:value-type="float" office:value="1" calcext:value-type="float">
            <text:p>1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28852284601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585814263869214" calcext:value-type="float">
            <text:p>0.585814263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585814263869214" calcext:value-type="float">
            <text:p>-5.86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11237799328289" calcext:value-type="float">
            <text:p>-2.11E+000</text:p>
          </table:table-cell>
          <table:table-cell/>
          <table:table-cell table:style-name="ce3" table:formula="of:=SQRT([.D48]*[.D48]+[.D49]*[.D49]+[.D50]*[.D50])" office:value-type="float" office:value="2.34806102758579" calcext:value-type="float">
            <text:p>2.3480610276</text:p>
          </table:table-cell>
          <table:table-cell/>
          <table:table-cell table:style-name="ce3" table:formula="of:=SQRT([.F48]*[.F48]+[.F49]*[.F49]+[.F50]*[.F50])" office:value-type="float" office:value="2.34806102758579" calcext:value-type="float">
            <text:p>2.3480610276</text:p>
          </table:table-cell>
          <table:table-cell/>
          <table:table-cell table:formula="of:=[.T49]/[.V49]" office:value-type="float" office:value="1" calcext:value-type="float">
            <text:p>1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2" calcext:value-type="float">
            <text:p>0.8414698159</text:p>
          </table:table-cell>
          <table:table-cell/>
          <table:table-cell table:style-name="ce3" office:value-type="float" office:value="0.841469815863152" calcext:value-type="float">
            <text:p>0.841469815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.22044604925031E-016" calcext:value-type="float">
            <text:p>2.2204460492503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1469815863152" calcext:value-type="float">
            <text:p>0.841469815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1469815863152" calcext:value-type="float">
            <text:p>-8.41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85265128291212" calcext:value-type="float">
            <text:p>-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86" calcext:value-type="float">
            <text:p>866.2484991268</text:p>
          </table:table-cell>
          <table:table-cell/>
          <table:table-cell table:style-name="ce4" table:formula="of:=[.F33]" office:value-type="float" office:value="866.248499126804" calcext:value-type="float">
            <text:p>866.2484991268</text:p>
          </table:table-cell>
          <table:table-cell/>
          <table:table-cell table:formula="of:=[.M57]/[.O57]" office:value-type="float" office:value="0.999999999999979" calcext:value-type="float">
            <text:p>1</text:p>
          </table:table-cell>
          <table:table-cell table:formula="of:=[.M57]-[.O57]" office:value-type="float" office:value="-0.0000000000179625203600153" calcext:value-type="float">
            <text:p>-1.8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3" calcext:value-type="float">
            <text:p>3123.5911774901</text:p>
          </table:table-cell>
          <table:table-cell/>
          <table:table-cell table:style-name="ce4" table:formula="of:=[.F34]" office:value-type="float" office:value="3123.5911774902" calcext:value-type="float">
            <text:p>3123.5911774902</text:p>
          </table:table-cell>
          <table:table-cell/>
          <table:table-cell table:formula="of:=[.M58]/[.O58]" office:value-type="float" office:value="0.999999999999977" calcext:value-type="float">
            <text:p>1</text:p>
          </table:table-cell>
          <table:table-cell table:formula="of:=[.M58]-[.O58]" office:value-type="float" office:value="-0.0000000000700310920365155" calcext:value-type="float">
            <text:p>-7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style-name="ce4" table:formula="of:=[.F35]" office:value-type="float" office:value="1244.28852284604" calcext:value-type="float">
            <text:p>1244.288522846</text:p>
          </table:table-cell>
          <table:table-cell/>
          <table:table-cell table:formula="of:=[.M59]/[.O59]" office:value-type="float" office:value="0.999999999999976" calcext:value-type="float">
            <text:p>1</text:p>
          </table:table-cell>
          <table:table-cell table:formula="of:=[.M59]-[.O59]" office:value-type="float" office:value="-0.0000000000300133251585066" calcext:value-type="float">
            <text:p>-3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214" calcext:value-type="float">
            <text:p>0.5858142639</text:p>
          </table:table-cell>
          <table:table-cell/>
          <table:table-cell table:style-name="ce4" table:formula="of:=[.F36]" office:value-type="float" office:value="0.585814263868929" calcext:value-type="float">
            <text:p>0.5858142639</text:p>
          </table:table-cell>
          <table:table-cell/>
          <table:table-cell table:formula="of:=[.M60]/[.O60]" office:value-type="float" office:value="1.00000000000049" calcext:value-type="float">
            <text:p>1</text:p>
          </table:table-cell>
          <table:table-cell table:formula="of:=[.M60]-[.O60]" office:value-type="float" office:value="0.000000000000284994250421278" calcext:value-type="float">
            <text:p>2.85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style-name="ce4" table:formula="of:=[.F37]" office:value-type="float" office:value="2.11237799328186" calcext:value-type="float">
            <text:p>2.1123779933</text:p>
          </table:table-cell>
          <table:table-cell/>
          <table:table-cell table:formula="of:=[.M61]/[.O61]" office:value-type="float" office:value="1.00000000000049" calcext:value-type="float">
            <text:p>1</text:p>
          </table:table-cell>
          <table:table-cell table:formula="of:=[.M61]-[.O61]" office:value-type="float" office:value="0.00000000000103028696685215" calcext:value-type="float">
            <text:p>1.03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3152" calcext:value-type="float">
            <text:p>0.8414698159</text:p>
          </table:table-cell>
          <table:table-cell/>
          <table:table-cell table:style-name="ce4" table:formula="of:=[.F38]" office:value-type="float" office:value="0.841469815862742" calcext:value-type="float">
            <text:p>0.8414698159</text:p>
          </table:table-cell>
          <table:table-cell/>
          <table:table-cell table:formula="of:=[.M62]/[.O62]" office:value-type="float" office:value="1.00000000000049" calcext:value-type="float">
            <text:p>1</text:p>
          </table:table-cell>
          <table:table-cell table:formula="of:=[.M62]-[.O62]" office:value-type="float" office:value="0.00000000000041000536299407" calcext:value-type="float">
            <text:p>4.10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86" calcext:value-type="float">
            <text:p>866.2484991268</text:p>
          </table:table-cell>
          <table:table-cell/>
          <table:table-cell table:style-name="ce4" table:formula="of:=[.F21]" office:value-type="float" office:value="866.24849912677" calcext:value-type="float">
            <text:p>866.2484991268</text:p>
          </table:table-cell>
          <table:table-cell/>
          <table:table-cell table:formula="of:=[.M69]/[.O69]" office:value-type="float" office:value="1.00000000000002" calcext:value-type="float">
            <text:p>1</text:p>
          </table:table-cell>
          <table:table-cell table:formula="of:=[.M69]-[.O69]" office:value-type="float" office:value="0.0000000000160298441187479" calcext:value-type="float">
            <text:p>1.6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3" calcext:value-type="float">
            <text:p>3123.5911774901</text:p>
          </table:table-cell>
          <table:table-cell/>
          <table:table-cell table:style-name="ce4" table:formula="of:=[.F22]" office:value-type="float" office:value="3123.59117749008" calcext:value-type="float">
            <text:p>3123.5911774901</text:p>
          </table:table-cell>
          <table:table-cell/>
          <table:table-cell table:formula="of:=[.M70]/[.O70]" office:value-type="float" office:value="1.00000000000002" calcext:value-type="float">
            <text:p>1</text:p>
          </table:table-cell>
          <table:table-cell table:formula="of:=[.M70]-[.O70]" office:value-type="float" office:value="0.0000000000500222085975111" calcext:value-type="float">
            <text:p>5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style-name="ce4" table:formula="of:=[.F23]" office:value-type="float" office:value="1244.28852284599" calcext:value-type="float">
            <text:p>1244.288522846</text:p>
          </table:table-cell>
          <table:table-cell/>
          <table:table-cell table:formula="of:=[.M71]/[.O71]" office:value-type="float" office:value="1.00000000000002" calcext:value-type="float">
            <text:p>1</text:p>
          </table:table-cell>
          <table:table-cell table:formula="of:=[.M71]-[.O71]" office:value-type="float" office:value="0.0000000000200088834390044" calcext:value-type="float">
            <text:p>2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214" calcext:value-type="float">
            <text:p>0.5858142639</text:p>
          </table:table-cell>
          <table:table-cell/>
          <table:table-cell table:style-name="ce4" table:formula="of:=[.F24]" office:value-type="float" office:value="0.585814263869455" calcext:value-type="float">
            <text:p>0.5858142639</text:p>
          </table:table-cell>
          <table:table-cell/>
          <table:table-cell table:formula="of:=[.M72]/[.O72]" office:value-type="float" office:value="0.999999999999589" calcext:value-type="float">
            <text:p>1</text:p>
          </table:table-cell>
          <table:table-cell table:formula="of:=[.M72]-[.O72]" office:value-type="float" office:value="-0.000000000000240918396343659" calcext:value-type="float">
            <text:p>-2.41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style-name="ce4" table:formula="of:=[.F25]" office:value-type="float" office:value="2.11237799328376" calcext:value-type="float">
            <text:p>2.1123779933</text:p>
          </table:table-cell>
          <table:table-cell/>
          <table:table-cell table:formula="of:=[.M73]/[.O73]" office:value-type="float" office:value="0.999999999999588" calcext:value-type="float">
            <text:p>1</text:p>
          </table:table-cell>
          <table:table-cell table:formula="of:=[.M73]-[.O73]" office:value-type="float" office:value="-0.000000000000869970762096273" calcext:value-type="float">
            <text:p>-8.70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3152" calcext:value-type="float">
            <text:p>0.8414698159</text:p>
          </table:table-cell>
          <table:table-cell/>
          <table:table-cell table:style-name="ce4" table:formula="of:=[.F26]" office:value-type="float" office:value="0.841469815863498" calcext:value-type="float">
            <text:p>0.8414698159</text:p>
          </table:table-cell>
          <table:table-cell/>
          <table:table-cell table:formula="of:=[.M74]/[.O74]" office:value-type="float" office:value="0.999999999999589" calcext:value-type="float">
            <text:p>1</text:p>
          </table:table-cell>
          <table:table-cell table:formula="of:=[.M74]-[.O74]" office:value-type="float" office:value="-0.000000000000346056516775661" calcext:value-type="float">
            <text:p>-3.46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6.248499126785" calcext:value-type="float">
            <text:p>866.2484991268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66.248499126785" calcext:value-type="float">
            <text:p>866.248499126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6.248499126784" calcext:value-type="float">
            <text:p>866.248499126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66.248499126784" calcext:value-type="float">
            <text:p>-8.6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3.59117749013" calcext:value-type="float">
            <text:p>3123.5911774901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3.59117749013" calcext:value-type="float">
            <text:p>3123.59117749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3.59117749013" calcext:value-type="float">
            <text:p>3123.591177490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3.59117749013" calcext:value-type="float">
            <text:p>-3.1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28852284601" calcext:value-type="float">
            <text:p>1244.28852284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28852284601" calcext:value-type="float">
            <text:p>1244.28852284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28852284601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585814263869214" calcext:value-type="float">
            <text:p>0.5858142639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585814263869214" calcext:value-type="float">
            <text:p>0.585814263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58581426386924" calcext:value-type="float">
            <text:p>0.585814263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58581426386924" calcext:value-type="float">
            <text:p>-5.8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11237799328289" calcext:value-type="float">
            <text:p>2.1123779933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11237799328289" calcext:value-type="float">
            <text:p>2.11237799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11237799328298" calcext:value-type="float">
            <text:p>2.112377993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11237799328298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1469815863152" calcext:value-type="float">
            <text:p>0.8414698159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1469815863152" calcext:value-type="float">
            <text:p>0.841469815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1469815863188" calcext:value-type="float">
            <text:p>0.841469815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1469815863188" calcext:value-type="float">
            <text:p>-8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5" calcext:value-type="float">
            <text:p>866.2484991268</text:p>
          </table:table-cell>
          <table:table-cell/>
          <table:table-cell table:style-name="ce3" office:value-type="float" office:value="866.248499126784" calcext:value-type="float">
            <text:p>866.248499126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6.24849912679" calcext:value-type="float">
            <text:p>866.2484991268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66.24849912679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318323145620525" calcext:value-type="float">
            <text:p>3.18323145620525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3.59117749015" calcext:value-type="float">
            <text:p>3123.591177490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3.59117749015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204636307898909" calcext:value-type="float">
            <text:p>2.04636307898909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28852284601" calcext:value-type="float">
            <text:p>1244.288522846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28852284601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58581426386924" calcext:value-type="float">
            <text:p>0.5858142639</text:p>
          </table:table-cell>
          <table:table-cell/>
          <table:table-cell table:style-name="ce3" office:value-type="float" office:value="0.999999999999957" calcext:value-type="float">
            <text:p>1</text:p>
          </table:table-cell>
          <table:table-cell table:style-name="ce3" office:value-type="float" office:value="-0.0000000000000254241072639161" calcext:value-type="float">
            <text:p>-2.54241072639161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585814263869171" calcext:value-type="float">
            <text:p>0.5858142639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585814263869171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2.11237799328298" calcext:value-type="float">
            <text:p>2.1123779933</text:p>
          </table:table-cell>
          <table:table-cell/>
          <table:table-cell table:style-name="ce3" office:value-type="float" office:value="0.999999999999956" calcext:value-type="float">
            <text:p>1</text:p>
          </table:table-cell>
          <table:table-cell table:style-name="ce3" office:value-type="float" office:value="-0.000000000000091926466438963" calcext:value-type="float">
            <text:p>-9.1926466438963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11237799328274" calcext:value-type="float">
            <text:p>2.112377993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11237799328274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2" calcext:value-type="float">
            <text:p>0.8414698159</text:p>
          </table:table-cell>
          <table:table-cell/>
          <table:table-cell table:style-name="ce3" office:value-type="float" office:value="0.841469815863188" calcext:value-type="float">
            <text:p>0.8414698159</text:p>
          </table:table-cell>
          <table:table-cell/>
          <table:table-cell table:style-name="ce3" office:value-type="float" office:value="0.999999999999957" calcext:value-type="float">
            <text:p>1</text:p>
          </table:table-cell>
          <table:table-cell table:style-name="ce3" office:value-type="float" office:value="-0.0000000000000359712259978551" calcext:value-type="float">
            <text:p>-3.59712259978551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1469815863089" calcext:value-type="float">
            <text:p>0.841469815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1469815863089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7105427357601" calcext:value-type="float">
            <text:p>-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5" calcext:value-type="float">
            <text:p>866.2484991268</text:p>
          </table:table-cell>
          <table:table-cell/>
          <table:table-cell table:style-name="ce3" office:value-type="float" office:value="866.24849912679" calcext:value-type="float">
            <text:p>866.2484991268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0466116034658626" calcext:value-type="float">
            <text:p>-4.66116034658626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66.24849912679" calcext:value-type="float">
            <text:p>866.2484991268</text:p>
          </table:table-cell>
          <table:table-cell/>
          <table:table-cell table:style-name="ce4" table:formula="of:=[.F21]" office:value-type="float" office:value="866.248499126784" calcext:value-type="float">
            <text:p>866.2484991268</text:p>
          </table:table-cell>
          <table:table-cell/>
          <table:table-cell table:formula="of:=[.M33]/[.O33]" office:value-type="float" office:value="1.00000000000001" calcext:value-type="float">
            <text:p>1</text:p>
          </table:table-cell>
          <table:table-cell table:formula="of:=[.M33]-[.O33]" office:value-type="float" office:value="0.00000000000591171556152403" calcext:value-type="float">
            <text:p>5.91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015" calcext:value-type="float">
            <text:p>3123.5911774902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140971678774804" calcext:value-type="float">
            <text:p>-1.40971678774804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3.59117749015" calcext:value-type="float">
            <text:p>3123.5911774902</text:p>
          </table:table-cell>
          <table:table-cell/>
          <table:table-cell table:style-name="ce4" table:formula="of:=[.F22]" office:value-type="float" office:value="3123.59117749013" calcext:value-type="float">
            <text:p>3123.5911774901</text:p>
          </table:table-cell>
          <table:table-cell/>
          <table:table-cell table:formula="of:=[.M34]/[.O34]" office:value-type="float" office:value="1.00000000000001" calcext:value-type="float">
            <text:p>1</text:p>
          </table:table-cell>
          <table:table-cell table:formula="of:=[.M34]-[.O34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522959453519434" calcext:value-type="float">
            <text:p>-5.22959453519434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28852284601" calcext:value-type="float">
            <text:p>1244.288522846</text:p>
          </table:table-cell>
          <table:table-cell/>
          <table:table-cell table:style-name="ce4" table:formula="of:=[.F23]" office:value-type="float" office:value="1244.28852284601" calcext:value-type="float">
            <text:p>1244.288522846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585814263869171" calcext:value-type="float">
            <text:p>0.5858142639</text:p>
          </table:table-cell>
          <table:table-cell/>
          <table:table-cell table:style-name="ce3" office:value-type="float" office:value="1.00000000000007" calcext:value-type="float">
            <text:p>1</text:p>
          </table:table-cell>
          <table:table-cell table:style-name="ce3" office:value-type="float" office:value="0.0000000000000436317648677687" calcext:value-type="float">
            <text:p>4.36317648677687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585814263869171" calcext:value-type="float">
            <text:p>0.5858142639</text:p>
          </table:table-cell>
          <table:table-cell/>
          <table:table-cell table:style-name="ce4" table:formula="of:=[.F24]" office:value-type="float" office:value="0.58581426386924" calcext:value-type="float">
            <text:p>0.5858142639</text:p>
          </table:table-cell>
          <table:table-cell/>
          <table:table-cell table:formula="of:=[.M36]/[.O36]" office:value-type="float" office:value="0.999999999999882" calcext:value-type="float">
            <text:p>1</text:p>
          </table:table-cell>
          <table:table-cell table:formula="of:=[.M36]-[.O36]" office:value-type="float" office:value="-0.0000000000000689448498292222" calcext:value-type="float">
            <text:p>-6.89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2.11237799328274" calcext:value-type="float">
            <text:p>2.1123779933</text:p>
          </table:table-cell>
          <table:table-cell/>
          <table:table-cell table:style-name="ce3" office:value-type="float" office:value="1.00000000000007" calcext:value-type="float">
            <text:p>1</text:p>
          </table:table-cell>
          <table:table-cell table:style-name="ce3" office:value-type="float" office:value="0.000000000000157207580286922" calcext:value-type="float">
            <text:p>1.57207580286922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11237799328274" calcext:value-type="float">
            <text:p>2.1123779933</text:p>
          </table:table-cell>
          <table:table-cell/>
          <table:table-cell table:style-name="ce4" table:formula="of:=[.F25]" office:value-type="float" office:value="2.11237799328298" calcext:value-type="float">
            <text:p>2.1123779933</text:p>
          </table:table-cell>
          <table:table-cell/>
          <table:table-cell table:formula="of:=[.M37]/[.O37]" office:value-type="float" office:value="0.999999999999886" calcext:value-type="float">
            <text:p>1</text:p>
          </table:table-cell>
          <table:table-cell table:formula="of:=[.M37]-[.O37]" office:value-type="float" office:value="-0.000000000000239808173319034" calcext:value-type="float">
            <text:p>-2.4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2" calcext:value-type="float">
            <text:p>0.8414698159</text:p>
          </table:table-cell>
          <table:table-cell/>
          <table:table-cell table:style-name="ce3" office:value-type="float" office:value="0.841469815863089" calcext:value-type="float">
            <text:p>0.8414698159</text:p>
          </table:table-cell>
          <table:table-cell/>
          <table:table-cell table:style-name="ce3" office:value-type="float" office:value="1.00000000000008" calcext:value-type="float">
            <text:p>1</text:p>
          </table:table-cell>
          <table:table-cell table:style-name="ce3" office:value-type="float" office:value="0.0000000000000630606677987089" calcext:value-type="float">
            <text:p>6.30606677987089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1469815863089" calcext:value-type="float">
            <text:p>0.8414698159</text:p>
          </table:table-cell>
          <table:table-cell/>
          <table:table-cell table:style-name="ce4" table:formula="of:=[.F26]" office:value-type="float" office:value="0.841469815863188" calcext:value-type="float">
            <text:p>0.8414698159</text:p>
          </table:table-cell>
          <table:table-cell/>
          <table:table-cell table:formula="of:=[.M38]/[.O38]" office:value-type="float" office:value="0.999999999999882" calcext:value-type="float">
            <text:p>1</text:p>
          </table:table-cell>
          <table:table-cell table:formula="of:=[.M38]-[.O38]" office:value-type="float" office:value="-0.0000000000000989208714941015" calcext:value-type="float">
            <text:p>-9.89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326849658449646" calcext:value-type="float">
            <text:p>3.2684965844964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43" calcext:value-type="float">
            <text:p>243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5" calcext:value-type="float">
            <text:p>866.248499126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4" calcext:value-type="float">
            <text:p>0.585814263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2" calcext:value-type="float">
            <text:p>0.84146981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6.24849912679" calcext:value-type="float">
            <text:p>866.2484991268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866.24849912679" calcext:value-type="float">
            <text:p>-8.66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3.59117749015" calcext:value-type="float">
            <text:p>3123.5911774902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123.59117749015" calcext:value-type="float">
            <text:p>-3.1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28852284601" calcext:value-type="float">
            <text:p>1244.288522846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1244.28852284601" calcext:value-type="float">
            <text:p>-1.2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585814263869171" calcext:value-type="float">
            <text:p>0.5858142639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0.585814263869171" calcext:value-type="float">
            <text:p>-5.8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11237799328274" calcext:value-type="float">
            <text:p>2.1123779933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11237799328274" calcext:value-type="float">
            <text:p>-2.1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1469815863089" calcext:value-type="float">
            <text:p>0.8414698159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0.841469815863089" calcext:value-type="float">
            <text:p>-8.4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6.248499126784" calcext:value-type="float">
            <text:p>866.2484991268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66.248499126784" calcext:value-type="float">
            <text:p>-8.66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3.59117749013" calcext:value-type="float">
            <text:p>3123.591177490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123.59117749013" calcext:value-type="float">
            <text:p>-3.1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28852284601" calcext:value-type="float">
            <text:p>1244.288522846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244.28852284601" calcext:value-type="float">
            <text:p>-1.2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58581426386924" calcext:value-type="float">
            <text:p>0.5858142639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58581426386924" calcext:value-type="float">
            <text:p>-5.8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11237799328298" calcext:value-type="float">
            <text:p>2.112377993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11237799328298" calcext:value-type="float">
            <text:p>-2.1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1469815863188" calcext:value-type="float">
            <text:p>0.8414698159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841469815863188" calcext:value-type="float">
            <text:p>-8.4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21T16:06:21.617610560</dc:date>
    <dc:creator>Stacha Petrovic</dc:creator>
    <meta:editing-duration>P47DT18H14M9S</meta:editing-duration>
    <meta:editing-cycles>972</meta:editing-cycles>
    <meta:document-statistic meta:table-count="8" meta:cell-count="3274" meta:object-count="0"/>
    <meta:user-defined meta:name="qrichtext">1</meta:user-defined>
  </office:meta>
</office:document-meta>
</file>